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Table1" style:family="table">
      <style:table-properties style:width="14.353cm" table:align="left"/>
    </style:style>
    <style:style style:name="Table1.A" style:family="table-column">
      <style:table-column-properties style:column-width="4.621cm"/>
    </style:style>
    <style:style style:name="Table1.B" style:family="table-column">
      <style:table-column-properties style:column-width="6.678cm"/>
    </style:style>
    <style:style style:name="Table1.C" style:family="table-column">
      <style:table-column-properties style:column-width="3.053cm"/>
    </style:style>
    <style:style style:name="Table1.A1" style:family="table-cell">
      <style:table-cell-properties style:vertical-align="middle" fo:padding-left="0cm" fo:padding-right="0cm" fo:padding-top="0cm" fo:padding-bottom="0.265cm" fo:border-left="none" fo:border-right="none" fo:border-top="none" fo:border-bottom="0.05pt solid #8b8b8b"/>
    </style:style>
    <style:style style:name="Table1.A2" style:family="table-cell">
      <style:table-cell-properties style:vertical-align="middle" fo:padding-left="0cm" fo:padding-right="0cm" fo:padding-top="0cm" fo:padding-bottom="0.265cm" fo:border-left="none" fo:border-right="none" fo:border-top="none" fo:border-bottom="0.05pt solid #525252"/>
    </style:style>
    <style:style style:name="Table2" style:family="table">
      <style:table-properties style:width="6.341cm" table:align="left"/>
    </style:style>
    <style:style style:name="Table2.A" style:family="table-column">
      <style:table-column-properties style:column-width="3.397cm"/>
    </style:style>
    <style:style style:name="Table2.B" style:family="table-column">
      <style:table-column-properties style:column-width="2.944cm"/>
    </style:style>
    <style:style style:name="Table2.A1" style:family="table-cell">
      <style:table-cell-properties style:vertical-align="middle" fo:padding-left="0cm" fo:padding-right="0cm" fo:padding-top="0cm" fo:padding-bottom="0.265cm" fo:border-left="none" fo:border-right="none" fo:border-top="none" fo:border-bottom="0.05pt solid #8b8b8b"/>
    </style:style>
    <style:style style:name="Table2.A2" style:family="table-cell">
      <style:table-cell-properties style:vertical-align="middle" fo:padding-left="0cm" fo:padding-right="0cm" fo:padding-top="0cm" fo:padding-bottom="0.265cm" fo:border-left="none" fo:border-right="none" fo:border-top="none" fo:border-bottom="0.05pt solid #525252"/>
    </style:style>
    <style:style style:name="Table3" style:family="table">
      <style:table-properties style:width="7.521cm" table:align="left"/>
    </style:style>
    <style:style style:name="Table3.A" style:family="table-column">
      <style:table-column-properties style:column-width="3.134cm"/>
    </style:style>
    <style:style style:name="Table3.B" style:family="table-column">
      <style:table-column-properties style:column-width="4.387cm"/>
    </style:style>
    <style:style style:name="Table3.A1" style:family="table-cell">
      <style:table-cell-properties style:vertical-align="middle" fo:padding-left="0cm" fo:padding-right="0cm" fo:padding-top="0cm" fo:padding-bottom="0.265cm" fo:border-left="none" fo:border-right="none" fo:border-top="none" fo:border-bottom="0.05pt solid #8b8b8b"/>
    </style:style>
    <style:style style:name="Table3.A2" style:family="table-cell">
      <style:table-cell-properties style:vertical-align="middle" fo:padding-left="0cm" fo:padding-right="0cm" fo:padding-top="0cm" fo:padding-bottom="0.265cm" fo:border-left="none" fo:border-right="none" fo:border-top="none" fo:border-bottom="0.05pt solid #525252"/>
    </style:style>
    <style:style style:name="P1" style:family="paragraph" style:parent-style-name="Standard">
      <style:text-properties fo:color="#000000" loext:opacity="100%" fo:font-size="26pt" fo:font-weight="bold" officeooo:rsid="00a8059e" officeooo:paragraph-rsid="001c808f" style:font-size-asian="26pt" style:font-weight-asian="bold" style:font-size-complex="26pt" style:font-weight-complex="bold"/>
    </style:style>
    <style:style style:name="P2" style:family="paragraph" style:parent-style-name="Standard">
      <style:text-properties fo:color="#000000" loext:opacity="100%" officeooo:rsid="00a8059e" officeooo:paragraph-rsid="001c808f"/>
    </style:style>
    <style:style style:name="P3" style:family="paragraph" style:parent-style-name="Standard">
      <style:text-properties fo:color="#000000" loext:opacity="100%" officeooo:rsid="003a9f67" officeooo:paragraph-rsid="001c808f"/>
    </style:style>
    <style:style style:name="P4" style:family="paragraph" style:parent-style-name="Heading_20_6">
      <style:text-properties fo:color="#000000" loext:opacity="100%" officeooo:paragraph-rsid="001c808f"/>
    </style:style>
    <style:style style:name="P5" style:family="paragraph" style:parent-style-name="Text_20_body">
      <style:text-properties officeooo:paragraph-rsid="001c808f"/>
    </style:style>
    <style:style style:name="P6" style:family="paragraph" style:parent-style-name="Horizontal_20_Line">
      <style:text-properties fo:color="#000000" loext:opacity="100%" officeooo:paragraph-rsid="001c808f"/>
    </style:style>
    <style:style style:name="P7" style:family="paragraph" style:parent-style-name="Heading_20_3">
      <style:text-properties fo:color="#000000" loext:opacity="100%" officeooo:paragraph-rsid="001c808f"/>
    </style:style>
    <style:style style:name="P8" style:family="paragraph" style:parent-style-name="Quotations">
      <style:text-properties officeooo:paragraph-rsid="001c808f"/>
    </style:style>
    <style:style style:name="P9" style:family="paragraph" style:parent-style-name="Text_20_body" style:list-style-name="L1">
      <style:text-properties officeooo:paragraph-rsid="001c808f"/>
    </style:style>
    <style:style style:name="P10" style:family="paragraph" style:parent-style-name="Text_20_body">
      <style:text-properties fo:color="#000000" loext:opacity="100%" officeooo:paragraph-rsid="001c808f"/>
    </style:style>
    <style:style style:name="P11" style:family="paragraph" style:parent-style-name="Text_20_body" style:list-style-name="L2">
      <style:text-properties officeooo:paragraph-rsid="001c808f"/>
    </style:style>
    <style:style style:name="P12" style:family="paragraph" style:parent-style-name="Standard">
      <style:text-properties fo:color="#000000" loext:opacity="100%" officeooo:rsid="0045a233" officeooo:paragraph-rsid="001c808f"/>
    </style:style>
    <style:style style:name="P13" style:family="paragraph" style:parent-style-name="Standard">
      <style:text-properties fo:color="#000000" loext:opacity="100%" officeooo:paragraph-rsid="001c808f"/>
    </style:style>
    <style:style style:name="P14" style:family="paragraph" style:parent-style-name="Standard">
      <style:text-properties officeooo:paragraph-rsid="001c808f"/>
    </style:style>
    <style:style style:name="P15" style:family="paragraph" style:parent-style-name="Text_20_body" style:list-style-name="L3">
      <style:text-properties officeooo:paragraph-rsid="001c808f"/>
    </style:style>
    <style:style style:name="P16" style:family="paragraph" style:parent-style-name="Text_20_body" style:list-style-name="L4">
      <style:text-properties officeooo:paragraph-rsid="001c808f"/>
    </style:style>
    <style:style style:name="P17" style:family="paragraph" style:parent-style-name="Text_20_body" style:list-style-name="L5">
      <style:text-properties officeooo:paragraph-rsid="001c808f"/>
    </style:style>
    <style:style style:name="P18" style:family="paragraph" style:parent-style-name="Text_20_body" style:list-style-name="L6">
      <style:text-properties officeooo:paragraph-rsid="001c808f"/>
    </style:style>
    <style:style style:name="P19" style:family="paragraph" style:parent-style-name="Text_20_body" style:list-style-name="L7">
      <style:text-properties officeooo:paragraph-rsid="001c808f"/>
    </style:style>
    <style:style style:name="P20" style:family="paragraph" style:parent-style-name="Text_20_body" style:list-style-name="L8">
      <style:text-properties officeooo:paragraph-rsid="001c808f"/>
    </style:style>
    <style:style style:name="P21" style:family="paragraph" style:parent-style-name="Text_20_body" style:list-style-name="L9">
      <style:text-properties officeooo:paragraph-rsid="001c808f"/>
    </style:style>
    <style:style style:name="P22" style:family="paragraph" style:parent-style-name="Text_20_body" style:list-style-name="L9">
      <style:text-properties fo:color="#000000" loext:opacity="100%" officeooo:paragraph-rsid="001c808f"/>
    </style:style>
    <style:style style:name="P23" style:family="paragraph" style:parent-style-name="Text_20_body" style:list-style-name="L10">
      <style:text-properties officeooo:paragraph-rsid="001c808f"/>
    </style:style>
    <style:style style:name="P24" style:family="paragraph" style:parent-style-name="Text_20_body" style:list-style-name="L10">
      <style:text-properties fo:color="#000000" loext:opacity="100%" officeooo:paragraph-rsid="001c808f"/>
    </style:style>
    <style:style style:name="P25" style:family="paragraph" style:parent-style-name="Text_20_body" style:list-style-name="L11">
      <style:text-properties officeooo:paragraph-rsid="001c808f"/>
    </style:style>
    <style:style style:name="P26" style:family="paragraph" style:parent-style-name="Text_20_body" style:list-style-name="L11">
      <style:text-properties fo:color="#000000" loext:opacity="100%" officeooo:paragraph-rsid="001c808f"/>
    </style:style>
    <style:style style:name="P27" style:family="paragraph" style:parent-style-name="Text_20_body" style:list-style-name="L12">
      <style:text-properties officeooo:paragraph-rsid="001c808f"/>
    </style:style>
    <style:style style:name="P28" style:family="paragraph" style:parent-style-name="Text_20_body" style:list-style-name="L13">
      <style:text-properties officeooo:paragraph-rsid="001c808f"/>
    </style:style>
    <style:style style:name="P29" style:family="paragraph" style:parent-style-name="Text_20_body" style:list-style-name="L13">
      <style:text-properties fo:color="#000000" loext:opacity="100%" officeooo:paragraph-rsid="001c808f"/>
    </style:style>
    <style:style style:name="P30" style:family="paragraph" style:parent-style-name="Text_20_body" style:list-style-name="L14">
      <style:text-properties officeooo:paragraph-rsid="001c808f"/>
    </style:style>
    <style:style style:name="P31" style:family="paragraph" style:parent-style-name="Text_20_body" style:list-style-name="L14">
      <style:text-properties fo:color="#000000" loext:opacity="100%" officeooo:paragraph-rsid="001c808f"/>
    </style:style>
    <style:style style:name="P32" style:family="paragraph" style:parent-style-name="Text_20_body" style:list-style-name="L15">
      <style:text-properties officeooo:paragraph-rsid="001c808f"/>
    </style:style>
    <style:style style:name="P33" style:family="paragraph" style:parent-style-name="Text_20_body" style:list-style-name="L15">
      <style:text-properties fo:color="#000000" loext:opacity="100%" officeooo:paragraph-rsid="001c808f"/>
    </style:style>
    <style:style style:name="P34" style:family="paragraph" style:parent-style-name="Text_20_body" style:list-style-name="L16">
      <style:text-properties officeooo:paragraph-rsid="001c808f"/>
    </style:style>
    <style:style style:name="P35" style:family="paragraph" style:parent-style-name="Text_20_body" style:list-style-name="L16">
      <style:text-properties fo:color="#000000" loext:opacity="100%" officeooo:paragraph-rsid="001c808f"/>
    </style:style>
    <style:style style:name="P36" style:family="paragraph" style:parent-style-name="Text_20_body" style:list-style-name="L17">
      <style:text-properties fo:color="#000000" loext:opacity="100%" officeooo:paragraph-rsid="001c808f"/>
    </style:style>
    <style:style style:name="P37" style:family="paragraph" style:parent-style-name="Text_20_body" style:list-style-name="L17">
      <style:text-properties officeooo:paragraph-rsid="001c808f"/>
    </style:style>
    <style:style style:name="P38" style:family="paragraph" style:parent-style-name="Text_20_body" style:list-style-name="L18">
      <style:text-properties fo:color="#000000" loext:opacity="100%" officeooo:paragraph-rsid="001c808f"/>
    </style:style>
    <style:style style:name="P39" style:family="paragraph" style:parent-style-name="Text_20_body" style:list-style-name="L18">
      <style:text-properties officeooo:paragraph-rsid="001c808f"/>
    </style:style>
    <style:style style:name="P40" style:family="paragraph" style:parent-style-name="Text_20_body" style:list-style-name="L19">
      <style:text-properties fo:color="#000000" loext:opacity="100%" officeooo:paragraph-rsid="001c808f"/>
    </style:style>
    <style:style style:name="P41" style:family="paragraph" style:parent-style-name="Text_20_body" style:list-style-name="L19">
      <style:text-properties officeooo:paragraph-rsid="001c808f"/>
    </style:style>
    <style:style style:name="P42" style:family="paragraph" style:parent-style-name="Text_20_body" style:list-style-name="L20">
      <style:text-properties fo:color="#000000" loext:opacity="100%" officeooo:paragraph-rsid="001c808f"/>
    </style:style>
    <style:style style:name="P43" style:family="paragraph" style:parent-style-name="Text_20_body" style:list-style-name="L20">
      <style:text-properties officeooo:paragraph-rsid="001c808f"/>
    </style:style>
    <style:style style:name="P44" style:family="paragraph" style:parent-style-name="Text_20_body" style:list-style-name="L21">
      <style:text-properties fo:color="#000000" loext:opacity="100%" officeooo:paragraph-rsid="001c808f"/>
    </style:style>
    <style:style style:name="P45" style:family="paragraph" style:parent-style-name="Text_20_body" style:list-style-name="L22">
      <style:text-properties officeooo:paragraph-rsid="001c808f"/>
    </style:style>
    <style:style style:name="P46" style:family="paragraph" style:parent-style-name="Text_20_body" style:list-style-name="L22">
      <style:text-properties fo:color="#000000" loext:opacity="100%" officeooo:paragraph-rsid="001c808f"/>
    </style:style>
    <style:style style:name="P47" style:family="paragraph" style:parent-style-name="Text_20_body" style:list-style-name="L23">
      <style:text-properties officeooo:paragraph-rsid="001c808f"/>
    </style:style>
    <style:style style:name="P48" style:family="paragraph" style:parent-style-name="Text_20_body" style:list-style-name="L23">
      <style:text-properties fo:color="#000000" loext:opacity="100%" officeooo:paragraph-rsid="001c808f"/>
    </style:style>
    <style:style style:name="P49" style:family="paragraph" style:parent-style-name="Text_20_body" style:list-style-name="L24">
      <style:text-properties officeooo:paragraph-rsid="001c808f"/>
    </style:style>
    <style:style style:name="P50" style:family="paragraph" style:parent-style-name="Text_20_body" style:list-style-name="L24">
      <style:text-properties fo:color="#000000" loext:opacity="100%" officeooo:paragraph-rsid="001c808f"/>
    </style:style>
    <style:style style:name="P51" style:family="paragraph" style:parent-style-name="Text_20_body" style:list-style-name="L25">
      <style:text-properties officeooo:paragraph-rsid="001c808f"/>
    </style:style>
    <style:style style:name="P52" style:family="paragraph" style:parent-style-name="Text_20_body" style:list-style-name="L25">
      <style:text-properties fo:color="#000000" loext:opacity="100%" officeooo:paragraph-rsid="001c808f"/>
    </style:style>
    <style:style style:name="P53" style:family="paragraph" style:parent-style-name="Text_20_body" style:list-style-name="L26">
      <style:text-properties officeooo:paragraph-rsid="001c808f"/>
    </style:style>
    <style:style style:name="P54" style:family="paragraph" style:parent-style-name="Standard">
      <style:paragraph-properties fo:margin-left="0cm" fo:margin-right="0cm" fo:orphans="2" fo:widows="2" fo:text-indent="0cm" style:auto-text-indent="false"/>
      <style:text-properties officeooo:paragraph-rsid="001c808f"/>
    </style:style>
    <style:style style:name="P55" style:family="paragraph" style:parent-style-name="Standard">
      <style:paragraph-properties fo:margin-left="0cm" fo:margin-right="0cm" fo:orphans="2" fo:widows="2" fo:text-indent="0cm" style:auto-text-indent="false"/>
      <style:text-properties fo:color="#000000" loext:opacity="100%" officeooo:paragraph-rsid="001c808f"/>
    </style:style>
    <style:style style:name="P56" style:family="paragraph" style:parent-style-name="Text_20_body">
      <style:paragraph-properties fo:margin-left="0cm" fo:margin-right="0cm" fo:text-indent="0cm" style:auto-text-indent="false"/>
      <style:text-properties fo:color="#000000" loext:opacity="100%" officeooo:paragraph-rsid="001c808f"/>
    </style:style>
    <style:style style:name="P57" style:family="paragraph" style:parent-style-name="Text_20_body" style:list-style-name="L27">
      <style:paragraph-properties fo:margin-left="0cm" fo:margin-right="0cm" fo:text-indent="0cm" style:auto-text-indent="false"/>
      <style:text-properties fo:color="#000000" loext:opacity="100%" officeooo:paragraph-rsid="001c808f"/>
    </style:style>
    <style:style style:name="P58" style:family="paragraph" style:parent-style-name="Text_20_body" style:list-style-name="L28">
      <style:paragraph-properties fo:margin-left="0cm" fo:margin-right="0cm" fo:text-indent="0cm" style:auto-text-indent="false"/>
      <style:text-properties officeooo:paragraph-rsid="001c808f"/>
    </style:style>
    <style:style style:name="P59" style:family="paragraph" style:parent-style-name="Text_20_body">
      <style:paragraph-properties fo:margin-left="0cm" fo:margin-right="0cm" fo:text-indent="0cm" style:auto-text-indent="false"/>
      <style:text-properties officeooo:paragraph-rsid="001c808f"/>
    </style:style>
    <style:style style:name="P60" style:family="paragraph" style:parent-style-name="Text_20_body">
      <style:paragraph-properties fo:margin-left="0cm" fo:margin-right="0cm" fo:margin-top="0cm" fo:margin-bottom="0cm" style:contextual-spacing="false" fo:text-indent="0cm" style:auto-text-indent="false"/>
      <style:text-properties fo:color="#000000" loext:opacity="100%" officeooo:paragraph-rsid="001c808f"/>
    </style:style>
    <style:style style:name="P61" style:family="paragraph" style:parent-style-name="Text_20_body" style:list-style-name="L29">
      <style:text-properties officeooo:paragraph-rsid="001c808f"/>
    </style:style>
    <style:style style:name="P62" style:family="paragraph" style:parent-style-name="Text_20_body" style:list-style-name="L29">
      <style:text-properties fo:color="#000000" loext:opacity="100%" officeooo:paragraph-rsid="001c808f"/>
    </style:style>
    <style:style style:name="P63" style:family="paragraph" style:parent-style-name="Text_20_body" style:list-style-name="L30">
      <style:text-properties officeooo:paragraph-rsid="001c808f"/>
    </style:style>
    <style:style style:name="P64" style:family="paragraph" style:parent-style-name="Text_20_body" style:list-style-name="L30">
      <style:text-properties fo:color="#000000" loext:opacity="100%" officeooo:paragraph-rsid="001c808f"/>
    </style:style>
    <style:style style:name="P65" style:family="paragraph" style:parent-style-name="Text_20_body" style:list-style-name="L31">
      <style:text-properties officeooo:paragraph-rsid="001c808f"/>
    </style:style>
    <style:style style:name="P66" style:family="paragraph" style:parent-style-name="Text_20_body" style:list-style-name="L31">
      <style:text-properties fo:color="#000000" loext:opacity="100%" officeooo:paragraph-rsid="001c808f"/>
    </style:style>
    <style:style style:name="P67" style:family="paragraph" style:parent-style-name="Heading_20_3">
      <style:text-properties officeooo:paragraph-rsid="001c808f"/>
    </style:style>
    <style:style style:name="P68" style:family="paragraph" style:parent-style-name="Text_20_body">
      <style:text-properties fo:color="#000000" loext:opacity="100%"/>
    </style:style>
    <style:style style:name="P69" style:family="paragraph" style:parent-style-name="Standard">
      <style:text-properties fo:color="#000000" loext:opacity="100%" fo:font-size="36pt" fo:font-weight="bold" officeooo:rsid="00c759fd" officeooo:paragraph-rsid="001c808f" style:font-size-asian="36pt" style:font-weight-asian="bold" style:font-size-complex="36pt" style:font-weight-complex="bold"/>
    </style:style>
    <style:style style:name="P70" style:family="paragraph" style:parent-style-name="Standard">
      <style:text-properties fo:color="#000000" loext:opacity="100%" officeooo:rsid="00c759fd" officeooo:paragraph-rsid="001c808f"/>
    </style:style>
    <style:style style:name="P71" style:family="paragraph" style:parent-style-name="Standard">
      <style:text-properties fo:color="#000000" loext:opacity="100%" officeooo:rsid="00c9cb51" officeooo:paragraph-rsid="001c808f"/>
    </style:style>
    <style:style style:name="P72" style:family="paragraph" style:parent-style-name="Text_20_body" style:list-style-name="L32">
      <style:text-properties fo:color="#000000" loext:opacity="100%" officeooo:paragraph-rsid="001c808f"/>
    </style:style>
    <style:style style:name="P73" style:family="paragraph" style:parent-style-name="Text_20_body" style:list-style-name="L32">
      <style:text-properties officeooo:paragraph-rsid="001c808f"/>
    </style:style>
    <style:style style:name="P74" style:family="paragraph" style:parent-style-name="Standard">
      <style:text-properties fo:color="#000000" loext:opacity="100%" fo:font-size="20pt" fo:font-weight="bold" officeooo:rsid="00cac42a" officeooo:paragraph-rsid="001c808f" style:font-size-asian="20pt" style:font-weight-asian="bold" style:font-size-complex="20pt" style:font-weight-complex="bold"/>
    </style:style>
    <style:style style:name="P75" style:family="paragraph" style:parent-style-name="Standard">
      <style:text-properties fo:color="#000000" loext:opacity="100%" officeooo:rsid="00cac42a" officeooo:paragraph-rsid="001c808f"/>
    </style:style>
    <style:style style:name="P76" style:family="paragraph" style:parent-style-name="Text_20_body" style:list-style-name="L33">
      <style:text-properties officeooo:paragraph-rsid="001c808f"/>
    </style:style>
    <style:style style:name="P77" style:family="paragraph" style:parent-style-name="Text_20_body" style:list-style-name="L33">
      <style:text-properties fo:color="#000000" loext:opacity="100%" officeooo:paragraph-rsid="001c808f"/>
    </style:style>
    <style:style style:name="P78" style:family="paragraph" style:parent-style-name="Text_20_body" style:list-style-name="L34">
      <style:text-properties fo:color="#000000" loext:opacity="100%" officeooo:paragraph-rsid="001c808f"/>
    </style:style>
    <style:style style:name="P79" style:family="paragraph" style:parent-style-name="Text_20_body" style:list-style-name="L34">
      <style:text-properties officeooo:paragraph-rsid="001c808f"/>
    </style:style>
    <style:style style:name="P80" style:family="paragraph" style:parent-style-name="Text_20_body" style:list-style-name="L34"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1c808f"/>
    </style:style>
    <style:style style:name="P81" style:family="paragraph" style:parent-style-name="Heading_20_2">
      <style:text-properties officeooo:paragraph-rsid="001c808f"/>
    </style:style>
    <style:style style:name="P82" style:family="paragraph" style:parent-style-name="Heading_20_3">
      <style:paragraph-properties fo:margin-left="0cm" fo:margin-right="0cm" fo:margin-top="0.476cm" fo:margin-bottom="0.344cm" style:contextual-spacing="false" fo:line-height="150%" fo:orphans="2" fo:widows="2" fo:text-indent="0cm" style:auto-text-indent="false"/>
    </style:style>
    <style:style style:name="P83" style:family="paragraph" style:parent-style-name="Text_20_body" style:list-style-name="L3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style:style>
    <style:style style:name="P84" style:family="paragraph" style:parent-style-name="Text_20_body" style:list-style-name="L3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style:style>
    <style:style style:name="P85" style:family="paragraph" style:parent-style-name="Text_20_body" style:list-style-name="L3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style:style>
    <style:style style:name="P86" style:family="paragraph" style:parent-style-name="Text_20_body">
      <style:paragraph-properties fo:margin-left="0cm" fo:margin-right="0cm" fo:margin-top="0.344cm" fo:margin-bottom="0.344cm" style:contextual-spacing="false" style:line-height-at-least="0.741cm" fo:orphans="2" fo:widows="2" fo:text-indent="0cm" style:auto-text-indent="false"/>
    </style:style>
    <style:style style:name="P87" style:family="paragraph" style:parent-style-name="Horizontal_20_Line">
      <style:text-properties fo:color="#000000" loext:opacity="100%"/>
    </style:style>
    <style:style style:name="P88" style:family="paragraph" style:parent-style-name="Heading_20_2">
      <style:paragraph-properties fo:margin-left="0cm" fo:margin-right="0cm" fo:margin-top="0.476cm" fo:margin-bottom="0.344cm" style:contextual-spacing="false" fo:line-height="150%" fo:orphans="2" fo:widows="2" fo:text-indent="0cm" style:auto-text-indent="false"/>
    </style:style>
    <style:style style:name="P89" style:family="paragraph" style:parent-style-name="Table_20_Heading">
      <style:paragraph-properties fo:margin-left="0cm" fo:margin-right="0cm" fo:line-height="172%" fo:text-align="start" style:justify-single-word="false" fo:text-indent="0cm" style:auto-text-indent="false"/>
    </style:style>
    <style:style style:name="P90" style:family="paragraph" style:parent-style-name="Table_20_Contents">
      <style:paragraph-properties fo:margin-left="0cm" fo:margin-right="0cm" fo:line-height="172%" fo:text-indent="0cm" style:auto-text-indent="false"/>
    </style:style>
    <style:style style:name="P91" style:family="paragraph" style:parent-style-name="Table_20_Contents">
      <style:paragraph-properties fo:margin-left="0cm" fo:margin-right="0cm" fo:line-height="172%" fo:text-indent="0cm" style:auto-text-indent="false"/>
      <style:text-properties fo:color="#000000" loext:opacity="100%" fo:font-size="11.25pt"/>
    </style:style>
    <style:style style:name="P92" style:family="paragraph" style:parent-style-name="Table_20_Contents">
      <style:paragraph-properties fo:line-height="172%"/>
      <style:text-properties fo:color="#000000" loext:opacity="100%" fo:font-size="11.25pt"/>
    </style:style>
    <style:style style:name="P93" style:family="paragraph" style:parent-style-name="Text_20_body" style:list-style-name="L38">
      <style:paragraph-properties fo:margin-left="0cm" fo:margin-right="0cm" fo:margin-top="0cm" fo:margin-bottom="0cm" style:contextual-spacing="false" style:line-height-at-least="0.741cm" fo:orphans="2" fo:widows="2" fo:text-indent="0cm" style:auto-text-indent="false" fo:padding="0cm" fo:border="none"/>
    </style:style>
    <style:style style:name="P94" style:family="paragraph" style:parent-style-name="Text_20_body">
      <style:paragraph-properties fo:margin-left="1cm" fo:margin-right="1cm" fo:margin-top="0.344cm" fo:margin-bottom="0cm" style:contextual-spacing="false" style:line-height-at-least="0.741cm" fo:orphans="2" fo:widows="2" fo:text-indent="0cm" style:auto-text-indent="false" fo:padding-left="0.476cm" fo:padding-right="0cm" fo:padding-top="0cm" fo:padding-bottom="0cm" fo:border-left="0.74pt solid #737373" fo:border-right="none" fo:border-top="none" fo:border-bottom="none"/>
    </style:style>
    <style:style style:name="P95" style:family="paragraph" style:parent-style-name="Text_20_body" style:list-style-name="L39">
      <style:paragraph-properties fo:margin-left="0cm" fo:margin-right="0cm" fo:margin-top="0cm" fo:margin-bottom="0cm" style:contextual-spacing="false" style:line-height-at-least="0.741cm" fo:orphans="2" fo:widows="2" fo:text-indent="0cm" style:auto-text-indent="false" fo:padding="0cm" fo:border="none"/>
    </style:style>
    <style:style style:name="P96" style:family="paragraph" style:parent-style-name="Text_20_body" style:list-style-name="L40">
      <style:paragraph-properties fo:margin-left="0cm" fo:margin-right="0cm" fo:margin-top="0cm" fo:margin-bottom="0cm" style:contextual-spacing="false" style:line-height-at-least="0.741cm" fo:orphans="2" fo:widows="2" fo:text-indent="0cm" style:auto-text-indent="false" fo:padding="0cm" fo:border="none"/>
    </style:style>
    <style:style style:name="P97" style:family="paragraph" style:parent-style-name="Text_20_body" style:list-style-name="L41">
      <style:paragraph-properties fo:margin-left="0cm" fo:margin-right="0cm" fo:margin-top="0cm" fo:margin-bottom="0cm" style:contextual-spacing="false" style:line-height-at-least="0.741cm" fo:orphans="2" fo:widows="2" fo:text-indent="0cm" style:auto-text-indent="false" fo:padding="0cm" fo:border="none"/>
    </style:style>
    <style:style style:name="P98" style:family="paragraph" style:parent-style-name="Text_20_body" style:list-style-name="L42">
      <style:paragraph-properties fo:margin-left="0cm" fo:margin-right="0cm" fo:margin-top="0cm" fo:margin-bottom="0cm" style:contextual-spacing="false" style:line-height-at-least="0.741cm" fo:orphans="2" fo:widows="2" fo:text-indent="0cm" style:auto-text-indent="false" fo:padding="0cm" fo:border="none"/>
    </style:style>
    <style:style style:name="P99" style:family="paragraph" style:parent-style-name="Text_20_body" style:list-style-name="L4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000000" loext:opacity="100%" style:font-name="quote-cjk-patch" fo:font-size="12pt" fo:letter-spacing="normal" fo:font-style="normal" fo:font-weight="normal"/>
    </style:style>
    <style:style style:name="P100" style:family="paragraph" style:parent-style-name="Text_20_body" style:list-style-name="L43">
      <style:paragraph-properties fo:margin-left="0cm" fo:margin-right="0cm" fo:margin-top="0cm" fo:margin-bottom="0cm" style:contextual-spacing="false" style:line-height-at-least="0.741cm" fo:orphans="2" fo:widows="2" fo:text-indent="0cm" style:auto-text-indent="false" fo:padding="0cm" fo:border="none"/>
    </style:style>
    <style:style style:name="P101" style:family="paragraph" style:parent-style-name="Text_20_body" style:list-style-name="L44">
      <style:paragraph-properties fo:margin-left="0cm" fo:margin-right="0cm" fo:margin-top="0cm" fo:margin-bottom="0cm" style:contextual-spacing="false" style:line-height-at-least="0.741cm" fo:orphans="2" fo:widows="2" fo:text-indent="0cm" style:auto-text-indent="false" fo:padding="0cm" fo:border="none"/>
    </style:style>
    <style:style style:name="P102" style:family="paragraph" style:parent-style-name="Text_20_body" style:list-style-name="L45">
      <style:paragraph-properties fo:margin-left="0cm" fo:margin-right="0cm" fo:margin-top="0cm" fo:margin-bottom="0cm" style:contextual-spacing="false" style:line-height-at-least="0.741cm" fo:orphans="2" fo:widows="2" fo:text-indent="0cm" style:auto-text-indent="false" fo:padding="0cm" fo:border="none"/>
    </style:style>
    <style:style style:name="P103"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fo:font-variant="normal" fo:text-transform="none" fo:color="#000000" loext:opacity="100%" style:font-name="quote-cjk-patch" fo:font-size="12pt" fo:letter-spacing="normal" fo:font-style="normal" fo:font-weight="normal"/>
    </style:style>
    <style:style style:name="T1" style:family="text">
      <style:text-properties fo:color="#000000" loext:opacity="100%"/>
    </style:style>
    <style:style style:name="T2" style:family="text">
      <style:text-properties fo:color="#000080" loext:opacity="100%"/>
    </style:style>
    <style:style style:name="T3" style:family="text">
      <style:text-properties fo:font-variant="normal" fo:text-transform="none" fo:color="#000000" loext:opacity="100%" style:font-name="Libre Baskerville" fo:font-size="13.5pt" fo:letter-spacing="normal" fo:font-style="normal" fo:font-weight="normal"/>
    </style:style>
    <style:style style:name="T4" style:family="text">
      <style:text-properties fo:font-variant="normal" fo:text-transform="none" fo:color="#000000" loext:opacity="100%" fo:letter-spacing="normal"/>
    </style:style>
    <style:style style:name="T5" style:family="text">
      <style:text-properties fo:font-variant="normal" fo:text-transform="none" style:font-name="Libre Baskerville" fo:font-size="13.5pt" fo:letter-spacing="normal" fo:font-style="normal" fo:font-weight="normal"/>
    </style:style>
    <style:style style:name="T6" style:family="text">
      <style:text-properties fo:font-variant="normal" fo:text-transform="none" fo:color="#000000" loext:opacity="100%" style:font-name="Libre Baskerville" fo:font-size="13.5pt" fo:letter-spacing="normal" fo:font-style="normal" fo:font-weight="bold" style:font-weight-asian="bold" style:font-weight-complex="bold"/>
    </style:style>
    <style:style style:name="T7" style:family="text">
      <style:text-properties fo:color="#000000" loext:opacity="100%"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color="#000000" loext:opacity="100%" officeooo:rsid="00c77984"/>
    </style:style>
    <style:style style:name="T10" style:family="text">
      <style:text-properties fo:color="#000000" loext:opacity="100%" officeooo:rsid="00c82257"/>
    </style:style>
    <style:style style:name="T11" style:family="text">
      <style:text-properties fo:color="#000000" loext:opacity="100%" officeooo:rsid="00c8a23e"/>
    </style:style>
    <style:style style:name="T12" style:family="text">
      <style:text-properties fo:color="#000000" loext:opacity="100%" officeooo:rsid="00c8feec"/>
    </style:style>
    <style:style style:name="T13" style:family="text">
      <style:text-properties fo:font-size="15pt" fo:font-weight="bold" style:font-size-asian="15pt" style:font-weight-asian="bold" style:font-size-complex="15pt" style:font-weight-complex="bold"/>
    </style:style>
    <style:style style:name="T14" style:family="text">
      <style:text-properties officeooo:rsid="00d308af"/>
    </style:style>
    <style:style style:name="T15" style:family="text">
      <style:text-properties fo:color="#000000" loext:opacity="100%" officeooo:rsid="00cff580"/>
    </style:style>
    <style:style style:name="T16" style:family="text">
      <style:text-properties fo:font-variant="normal" fo:text-transform="none" fo:color="#000000" loext:opacity="100%" style:font-name="quote-cjk-patch" fo:font-size="16.5pt" fo:letter-spacing="normal" fo:font-style="normal" fo:font-weight="bold"/>
    </style:style>
    <style:style style:name="T17" style:family="text">
      <style:text-properties fo:font-variant="normal" fo:text-transform="none" fo:color="#000000" loext:opacity="100%" style:font-name="quote-cjk-patch" fo:font-size="13.5pt" fo:letter-spacing="normal" fo:font-style="normal" fo:font-weight="bold"/>
    </style:style>
    <style:style style:name="T18" style:family="text">
      <style:text-properties fo:font-variant="normal" fo:text-transform="none" fo:color="#000000" loext:opacity="100%" style:font-name="quote-cjk-patch" fo:font-size="12pt" fo:letter-spacing="normal" fo:font-style="normal" fo:font-weight="normal"/>
    </style:style>
    <style:style style:name="T19" style:family="text">
      <style:text-properties fo:color="#000000" loext:opacity="100%" fo:font-size="11.25pt" fo:font-weight="bold"/>
    </style:style>
    <style:style style:name="T20" style:family="text">
      <style:text-properties fo:font-variant="normal" fo:text-transform="none" fo:color="#000000" loext:opacity="100%" style:font-name="quote-cjk-patch" fo:font-size="12pt" fo:letter-spacing="normal"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sentation</text:p>
      <text:p text:style-name="P2"/>
      <text:p text:style-name="P2"/>
      <text:p text:style-name="P3">give prompt to create an interesting power point presentation with full of images, videos and graphs. Properly explaing everything. The topic should be relevant to computer science and engineerg. Tou can choose topic by yourself which will be good for seminar.Presentation must have good interference and eye catchy</text:p>
      <text:h text:style-name="P4" text:outline-level="6">ChatGPT said:</text:h>
      <text:p text:style-name="P5"><text:span text:style-name="T1">Certainly! Here's a comprehensive ChatGPT prompt designed to help you create an engaging, visually rich PowerPoint presentation suitable for a computer science or engineering seminar. The chosen topic is </text:span><text:span text:style-name="Strong_20_Emphasis"><text:span text:style-name="T1">"The Role of Artificial Intelligence in Modern Engineering"</text:span></text:span><text:span text:style-name="T1">, which is both timely and relevant for academic discussions.</text:span></text:p>
      <text:p text:style-name="P6"/>
      <text:h text:style-name="P7" text:outline-level="3">🎯 ChatGPT Prompt for Creating an Engaging PowerPoint Presentation</text:h>
      <text:p text:style-name="P8"><text:span text:style-name="Strong_20_Emphasis"><text:span text:style-name="T1">Prompt:</text:span></text:span><text:span text:style-name="T1"><text:line-break/>"Create a detailed PowerPoint presentation titled 'The Role of Artificial Intelligence in Modern Engineering' tailored for a seminar audience comprising undergraduate and postgraduate engineering students.</text:span></text:p>
      <text:p text:style-name="P5"><text:span text:style-name="Strong_20_Emphasis"><text:span text:style-name="T1">Presentation Requirements:</text:span></text:span></text:p>
      <text:list text:style-name="L1">
        <text:list-item>
          <text:p text:style-name="P9"><text:span text:style-name="Strong_20_Emphasis"><text:span text:style-name="T1">Structure:</text:span></text:span></text:p>
          <text:list>
            <text:list-item>
              <text:p text:style-name="P9"><text:span text:style-name="Strong_20_Emphasis"><text:span text:style-name="T1">Total Slides:</text:span></text:span><text:span text:style-name="T1"> 10–12</text:span></text:p>
            </text:list-item>
            <text:list-item>
              <text:p text:style-name="P9"><text:span text:style-name="Strong_20_Emphasis"><text:span text:style-name="T1">Duration:</text:span></text:span><text:span text:style-name="T1"> 20–25 minutes</text:span></text:p>
            </text:list-item>
            <text:list-item>
              <text:p text:style-name="P9"><text:span text:style-name="Strong_20_Emphasis"><text:span text:style-name="T1">Slide Breakdown:</text:span></text:span></text:p>
              <text:list>
                <text:list-item>
                  <text:p text:style-name="P9"><text:span text:style-name="Strong_20_Emphasis"><text:span text:style-name="T1">Slide 1:</text:span></text:span><text:span text:style-name="T1"> Title Slide with an eye-catching image representing AI in engineering.</text:span></text:p>
                </text:list-item>
                <text:list-item>
                  <text:p text:style-name="P9"><text:span text:style-name="Strong_20_Emphasis"><text:span text:style-name="T1">Slide 2:</text:span></text:span><text:span text:style-name="T1"> Introduction to AI and its significance in engineering.</text:span></text:p>
                </text:list-item>
                <text:list-item>
                  <text:p text:style-name="P9"><text:span text:style-name="Strong_20_Emphasis"><text:span text:style-name="T1">Slide 3:</text:span></text:span><text:span text:style-name="T1"> Historical evolution of AI in engineering applications.</text:span></text:p>
                </text:list-item>
                <text:list-item>
                  <text:p text:style-name="P9"><text:span text:style-name="Strong_20_Emphasis"><text:span text:style-name="T1">Slide 4:</text:span></text:span><text:span text:style-name="T1"> Current AI technologies used in various engineering fields (e.g., civil, mechanical, electrical).</text:span></text:p>
                </text:list-item>
                <text:list-item>
                  <text:p text:style-name="P9"><text:span text:style-name="Strong_20_Emphasis"><text:span text:style-name="T1">Slide 5:</text:span></text:span><text:span text:style-name="T1"> Case Study 1: AI in predictive maintenance.</text:span></text:p>
                </text:list-item>
                <text:list-item>
                  <text:p text:style-name="P9"><text:span text:style-name="Strong_20_Emphasis"><text:span text:style-name="T1">Slide 6:</text:span></text:span><text:span text:style-name="T1"> Case Study 2: AI in structural health monitoring.</text:span></text:p>
                </text:list-item>
                <text:list-item>
                  <text:p text:style-name="P9"><text:span text:style-name="Strong_20_Emphasis"><text:span text:style-name="T1">Slide 7:</text:span></text:span><text:span text:style-name="T1"> Statistical data showcasing AI adoption in engineering sectors (include graphs/charts).</text:span></text:p>
                </text:list-item>
                <text:list-item>
                  <text:p text:style-name="P9"><text:span text:style-name="Strong_20_Emphasis"><text:span text:style-name="T1">Slide 8:</text:span></text:span><text:span text:style-name="T1"> Benefits and challenges of integrating AI in engineering.</text:span></text:p>
                </text:list-item>
                <text:list-item>
                  <text:p text:style-name="P9"><text:span text:style-name="Strong_20_Emphasis"><text:span text:style-name="T1">Slide 9:</text:span></text:span><text:span text:style-name="T1"> Future prospects: Emerging trends and research areas.</text:span></text:p>
                </text:list-item>
                <text:list-item>
                  <text:p text:style-name="P9"><text:span text:style-name="Strong_20_Emphasis"><text:span text:style-name="T1">:</text:span></text:span><text:span text:style-name="T1"> Conclusion summarizing key takeaways.</text:span></text:p>
                </text:list-item>
                <text:list-item>
                  <text:p text:style-name="P9"><text:span text:style-name="Strong_20_Emphasis"><text:span text:style-name="T1">Slide 11:</text:span></text:span><text:span text:style-name="T1"> Q&amp;A slide with a relevant background image.</text:span></text:p>
                </text:list-item>
                <text:list-item>
                  <text:p text:style-name="P9"><text:soft-page-break/><text:span text:style-name="Strong_20_Emphasis"><text:span text:style-name="T1">Slide 12:</text:span></text:span><text:span text:style-name="T1"> References and further reading.</text:span></text:p>
                </text:list-item>
              </text:list>
            </text:list-item>
          </text:list>
        </text:list-item>
        <text:list-item>
          <text:p text:style-name="P9"><text:span text:style-name="Strong_20_Emphasis"><text:span text:style-name="T1">Design &amp; Visuals:</text:span></text:span></text:p>
          <text:list>
            <text:list-item>
              <text:p text:style-name="P9"><text:span text:style-name="Strong_20_Emphasis"><text:span text:style-name="T1">Theme:</text:span></text:span><text:span text:style-name="T1"> Modern and professional with a tech-oriented color palette (e.g., shades of blue, gray, and white).</text:span></text:p>
            </text:list-item>
            <text:list-item>
              <text:p text:style-name="P9"><text:span text:style-name="Strong_20_Emphasis"><text:span text:style-name="T1">Fonts:</text:span></text:span><text:span text:style-name="T1"> Use clear, sans-serif fonts like Arial or Calibri.</text:span></text:p>
            </text:list-item>
            <text:list-item>
              <text:p text:style-name="P9"><text:span text:style-name="Strong_20_Emphasis"><text:span text:style-name="T1">Visual Elements:</text:span></text:span><text:span text:style-name="T1"> Incorporate high-quality images, relevant icons, and infographics.</text:span></text:p>
            </text:list-item>
            <text:list-item>
              <text:p text:style-name="P9"><text:span text:style-name="Strong_20_Emphasis"><text:span text:style-name="T1">Animations:</text:span></text:span><text:span text:style-name="T1"> Apply subtle animations to enhance engagement without distraction.</text:span></text:p>
            </text:list-item>
            <text:list-item>
              <text:p text:style-name="P9"><text:span text:style-name="Strong_20_Emphasis"><text:span text:style-name="T1">Graphs/Charts:</text:span></text:span><text:span text:style-name="T1"> Include bar graphs or pie charts to represent statistical data on AI adoption.</text:span><text:a xlink:type="simple" xlink:href="https://www.reddit.com/r/OpenAI/comments/16ge55t?utm_source=chatgpt.com" office:target-frame-name="_blank" xlink:show="new" text:style-name="Internet_20_link" text:visited-style-name="Visited_20_Internet_20_Link"><text:span text:style-name="T2">The ChatGPT Scoop+9Reddit+9hashprompts.com+9</text:span></text:a></text:p>
            </text:list-item>
          </text:list>
        </text:list-item>
        <text:list-item>
          <text:p text:style-name="P9"><text:span text:style-name="Strong_20_Emphasis"><text:span text:style-name="T1">Content Guidelines:</text:span></text:span></text:p>
          <text:list>
            <text:list-item>
              <text:p text:style-name="P9"><text:span text:style-name="Strong_20_Emphasis"><text:span text:style-name="T1">Clarity:</text:span></text:span><text:span text:style-name="T1"> Use concise bullet points; avoid lengthy paragraphs.</text:span></text:p>
            </text:list-item>
            <text:list-item>
              <text:p text:style-name="P9"><text:span text:style-name="Strong_20_Emphasis"><text:span text:style-name="T1">Speaker Notes:</text:span></text:span><text:span text:style-name="T1"> Provide detailed notes for each slide to assist the presenter.</text:span></text:p>
            </text:list-item>
            <text:list-item>
              <text:p text:style-name="P9"><text:span text:style-name="Strong_20_Emphasis"><text:span text:style-name="T1">Interactivity:</text:span></text:span><text:span text:style-name="T1"> Suggest questions or prompts to engage the audience during the seminar.</text:span><text:a xlink:type="simple" xlink:href="https://www.reddit.com/r/ChatGPTPro/comments/1ds41jv?utm_source=chatgpt.com" office:target-frame-name="_blank" xlink:show="new" text:style-name="Internet_20_link" text:visited-style-name="Visited_20_Internet_20_Link"><text:span text:style-name="T2">Reddit</text:span></text:a></text:p>
            </text:list-item>
          </text:list>
        </text:list-item>
        <text:list-item>
          <text:p text:style-name="P9"><text:span text:style-name="Strong_20_Emphasis"><text:span text:style-name="T1">Additional Elements:</text:span></text:span></text:p>
          <text:list>
            <text:list-item>
              <text:p text:style-name="P9"><text:span text:style-name="Strong_20_Emphasis"><text:span text:style-name="T1">Videos:</text:span></text:span><text:span text:style-name="T1"> Recommend short video clips (1–2 minutes) demonstrating AI applications in engineering.</text:span></text:p>
            </text:list-item>
            <text:list-item>
              <text:p text:style-name="P9"><text:span text:style-name="Strong_20_Emphasis"><text:span text:style-name="T1">Hyperlinks:</text:span></text:span><text:span text:style-name="T1"> Include links to reputable sources for further exploration.</text:span></text:p>
            </text:list-item>
            <text:list-item>
              <text:p text:style-name="P9"><text:span text:style-name="Strong_20_Emphasis"><text:span text:style-name="T1">Accessibility:</text:span></text:span><text:span text:style-name="T1"> Ensure slides are accessible, using high-contrast colors and readable fonts.</text:span><text:a xlink:type="simple" xlink:href="https://www.reddit.com/r/OpenAI/comments/16ge55t?utm_source=chatgpt.com" office:target-frame-name="_blank" xlink:show="new" text:style-name="Internet_20_link" text:visited-style-name="Visited_20_Internet_20_Link"><text:span text:style-name="T2">Reddit+1Reddit+1</text:span></text:a></text:p>
            </text:list-item>
          </text:list>
        </text:list-item>
      </text:list>
      <text:p text:style-name="P10">Please generate the content for each slide, including titles, bullet points, visual suggestions, and speaker notes."</text:p>
      <text:p text:style-name="P6"/>
      <text:p text:style-name="P5"><text:span text:style-name="Strong_20_Emphasis"><text:span text:style-name="T1">Tips for Enhancing Your Presentation:</text:span></text:span></text:p>
      <text:list text:style-name="L2">
        <text:list-item>
          <text:p text:style-name="P11"><text:span text:style-name="Strong_20_Emphasis"><text:span text:style-name="T1">Utilize AI Tools:</text:span></text:span><text:span text:style-name="T1"> Consider using AI-powered presentation tools like </text:span><text:a xlink:type="simple" xlink:href="https://www.magicslides.app/de/blog/how-to-use-chatgpt-for-powerpoint-presentations" office:target-frame-name="_new" xlink:show="replace" text:style-name="Internet_20_link" text:visited-style-name="Visited_20_Internet_20_Link"><text:span text:style-name="T2">MagicSlides</text:span></text:a><text:span text:style-name="T1"> or </text:span><text:a xlink:type="simple" xlink:href="https://simplified.com/blog/ai-writing/creating-presentations-with-chatgpt" office:target-frame-name="_new" xlink:show="replace" text:style-name="Internet_20_link" text:visited-style-name="Visited_20_Internet_20_Link"><text:span text:style-name="T2">Simplified</text:span></text:a><text:span text:style-name="T1"> to streamline the creation process.</text:span></text:p>
        </text:list-item>
        <text:list-item>
          <text:p text:style-name="P11"><text:span text:style-name="Strong_20_Emphasis"><text:span text:style-name="T1">Incorporate Interactive Elements:</text:span></text:span><text:span text:style-name="T1"> Engage your audience with polls or quizzes related to AI applications in engineering.</text:span></text:p>
        </text:list-item>
        <text:list-item>
          <text:p text:style-name="P11"><text:span text:style-name="Strong_20_Emphasis"><text:span text:style-name="T1">Leverage Visual Generators:</text:span></text:span><text:span text:style-name="T1"> Use tools like DALL·E to create custom images that align with your presentation's theme.</text:span><text:a xlink:type="simple" xlink:href="https://www.magicslides.app/de/blog/how-to-use-chatgpt-for-powerpoint-presentations?utm_source=chatgpt.com" office:target-frame-name="_blank" xlink:show="new" text:style-name="Internet_20_link" text:visited-style-name="Visited_20_Internet_20_Link"><text:span text:style-name="T2">MagicSlides+2MagicSlides+2Simplified+2</text:span></text:a><text:a xlink:type="simple" xlink:href="https://www.reddit.com/r/ChatGPTPro/comments/1ds41jv?utm_source=chatgpt.com" office:target-frame-name="_blank" xlink:show="new" text:style-name="Internet_20_link" text:visited-style-name="Visited_20_Internet_20_Link"><text:span text:style-name="T2">Reddit</text:span></text:a></text:p>
        </text:list-item>
      </text:list>
      <text:p text:style-name="P10">Feel free to customize the prompt further to align with your specific requirements or preferences. If you need assistance with any particular section or require additional resources, don't hesitate to ask!</text:p>
      <text:p text:style-name="P3"/>
      <text:p text:style-name="P3"/>
      <text:p text:style-name="P12"><text:s/></text:p>
      <text:p text:style-name="P13"><text:soft-page-break/>Create a detailed PowerPoint presentation titled 'The Role of Artificial Intelligence in Modern Engineering' tailored for a seminar audience comprising undergraduate and postgraduate engineering students. </text:p>
      <text:p text:style-name="P14"><text:span text:style-name="Strong_20_Emphasis"><text:span text:style-name="T1">Total Slides:</text:span></text:span><text:span text:style-name="T1"> 10–12 </text:span></text:p>
      <text:p text:style-name="P13">Title Slide with an eye-catching image representing AI in engineering. </text:p>
      <text:p text:style-name="P13">Introduction to AI and its significance in engineering. </text:p>
      <text:p text:style-name="P5"><text:span text:style-name="Strong_20_Emphasis"><text:span text:style-name="T1">Slide 4:</text:span></text:span><text:span text:style-name="T1"> Current AI technologies used in various engineering fields (e.g., civil, mechanical, electrical).</text:span></text:p>
      <text:list text:style-name="L3">
        <text:list-item>
          <text:p text:style-name="P15"><text:span text:style-name="Strong_20_Emphasis"><text:span text:style-name="T1">Slide 5:</text:span></text:span><text:span text:style-name="T1"> Case Study 1: AI in predictive maintenance.</text:span></text:p>
        </text:list-item>
      </text:list>
      <text:list text:style-name="L4">
        <text:list-item>
          <text:p text:style-name="P16"><text:span text:style-name="Strong_20_Emphasis"><text:span text:style-name="T1">Slide 6:</text:span></text:span><text:span text:style-name="T1"> Case Study 2: AI in structural health monitoring.</text:span></text:p>
        </text:list-item>
      </text:list>
      <text:list text:style-name="L5">
        <text:list-item>
          <text:p text:style-name="P17"><text:span text:style-name="Strong_20_Emphasis"><text:span text:style-name="T1">Slide 7:</text:span></text:span><text:span text:style-name="T1"> Statistical data showcasing AI adoption in engineering sectors (include graphs/charts).</text:span></text:p>
        </text:list-item>
      </text:list>
      <text:list text:style-name="L6">
        <text:list-item>
          <text:p text:style-name="P18"><text:span text:style-name="Strong_20_Emphasis"><text:span text:style-name="T1">Slide 8:</text:span></text:span><text:span text:style-name="T1"> Benefits and challenges of integrating AI in engineering.</text:span></text:p>
        </text:list-item>
      </text:list>
      <text:list text:style-name="L7">
        <text:list-item>
          <text:p text:style-name="P19"><text:span text:style-name="Strong_20_Emphasis"><text:span text:style-name="T1">Slide 9:</text:span></text:span><text:span text:style-name="T1"> Future prospects: Emerging trends and research areas.</text:span></text:p>
        </text:list-item>
      </text:list>
      <text:list text:style-name="L8">
        <text:list-item>
          <text:p text:style-name="P20"><text:span text:style-name="Strong_20_Emphasis"><text:span text:style-name="T1">:</text:span></text:span><text:span text:style-name="T1"> Conclusion summarizing key takeaways.</text:span></text:p>
        </text:list-item>
      </text:list>
      <text:p text:style-name="P13">Q&amp;A slide with a relevant background image. </text:p>
      <text:p text:style-name="P14"><text:span text:style-name="Strong_20_Emphasis"><text:span text:style-name="T1">Slide 12:</text:span></text:span><text:span text:style-name="T1"> References and further reading. </text:span></text:p>
      <text:p text:style-name="P13"/>
      <text:p text:style-name="P13"/>
      <text:p text:style-name="P13"/>
      <text:p text:style-name="P13"/>
      <text:p text:style-name="P13">AI in predictive maintenance significantly impacts various areas like data-driven failure prediction, downtime reduction, real-world implementation, and involved technologies. A bar chart can visually represent these impacts, and here's a breakdown of their relative contributions, given out of 100: </text:p>
      <text:p text:style-name="P13">1. Data for AI Algorithms to Predict Failures (40/100):</text:p>
      <text:list text:style-name="L9">
        <text:list-item>
          <text:p text:style-name="P21"><text:span text:style-name="Strong_20_Emphasis"><text:span text:style-name="T1">Importance:</text:span></text:span></text:p>
          <text:p text:style-name="P22">This is the foundation of predictive maintenance. AI algorithms learn from data to identify patterns and predict future failures. </text:p>
        </text:list-item>
        <text:list-item>
          <text:p text:style-name="P21"><text:span text:style-name="Strong_20_Emphasis"><text:span text:style-name="T1">Data Sources:</text:span></text:span></text:p>
          <text:p text:style-name="P22">Sensor data (vibrations, temperature, pressure), historical performance data, and maintenance logs are crucial. </text:p>
        </text:list-item>
        <text:list-item>
          <text:p text:style-name="P21"><text:span text:style-name="Strong_20_Emphasis"><text:span text:style-name="T1">AI Algorithms:</text:span></text:span></text:p>
          <text:p text:style-name="P22">Support Vector Machines (SVM), Random Forests (RF), and other machine learning techniques are used. </text:p>
        </text:list-item>
      </text:list>
      <text:p text:style-name="P10">2. Reduction in Downtime (35/100):</text:p>
      <text:list text:style-name="L10">
        <text:list-item>
          <text:p text:style-name="P23"><text:span text:style-name="Strong_20_Emphasis"><text:span text:style-name="T1">Importance:</text:span></text:span></text:p>
          <text:p text:style-name="P24">Downtime translates to significant financial losses. Predictive maintenance minimizes unplanned downtime.</text:p>
        </text:list-item>
        <text:list-item>
          <text:p text:style-name="P23"><text:span text:style-name="Strong_20_Emphasis"><text:span text:style-name="T1">Mechanism:</text:span></text:span></text:p>
          <text:p text:style-name="P24"><text:soft-page-break/>By predicting failures in advance, maintenance can be performed before they cause complete breakdowns, reducing disruption.</text:p>
        </text:list-item>
        <text:list-item>
          <text:p text:style-name="P23"><text:span text:style-name="Strong_20_Emphasis"><text:span text:style-name="T1">Real-world Examples:</text:span></text:span></text:p>
          <text:p text:style-name="P24">In manufacturing, Siemens reports show that AI can reduce downtime by up to 50%. </text:p>
        </text:list-item>
      </text:list>
      <text:p text:style-name="P10">3. Real-World Implementation and Benefits (15/100):</text:p>
      <text:list text:style-name="L11">
        <text:list-item>
          <text:p text:style-name="P25"><text:span text:style-name="Strong_20_Emphasis"><text:span text:style-name="T1">Importance:</text:span></text:span></text:p>
          <text:p text:style-name="P26">This demonstrates the practicality and impact of AI in predictive maintenance. </text:p>
        </text:list-item>
        <text:list-item>
          <text:p text:style-name="P25"><text:span text:style-name="Strong_20_Emphasis"><text:span text:style-name="T1">Examples:</text:span></text:span></text:p>
          <text:p text:style-name="P26">AI agents can analyze data at multiple stages within a system to ensure predictive maintenance. Smart power grids use AI for real-time monitoring and failure prediction. </text:p>
        </text:list-item>
        <text:list-item>
          <text:p text:style-name="P25"><text:span text:style-name="Strong_20_Emphasis"><text:span text:style-name="T1">Benefits:</text:span></text:span></text:p>
          <text:p text:style-name="P26">Reduced maintenance costs, improved efficiency, and extended equipment lifespan are common outcomes. </text:p>
        </text:list-item>
      </text:list>
      <text:p text:style-name="P10">4. Technologies Involved (10/100):</text:p>
      <text:list text:style-name="L12">
        <text:list-item>
          <text:p text:style-name="P27"><text:span text:style-name="Strong_20_Emphasis"><text:span text:style-name="T1">Importance:</text:span></text:span><text:span text:style-name="T1"> The technology underpins the entire predictive maintenance process. </text:span></text:p>
        </text:list-item>
        <text:list-item>
          <text:p text:style-name="P27"><text:span text:style-name="Strong_20_Emphasis"><text:span text:style-name="T1">Key Technologies:</text:span></text:span><text:span text:style-name="T1"> AI algorithms, data analytics, IoT sensors, cloud computing, and real-time monitoring systems are essential. </text:span></text:p>
        </text:list-item>
        <text:list-item>
          <text:p text:style-name="P27"><text:span text:style-name="Strong_20_Emphasis"><text:span text:style-name="T1">Examples:</text:span></text:span><text:span text:style-name="T1"> Generative AI can analyze data to predict failures and even offer suggestions for corrective action. </text:span></text:p>
        </text:list-item>
      </text:list>
      <text:p text:style-name="P10">Bar Chart Representation:</text:p>
      <text:p text:style-name="P10">A bar chart can visually represent these values, with "Data for AI Algorithms" as the tallest bar, followed by "Downtime Reduction," "Real-World Implementation," and "Technologies Involved" in descending order of height, reflecting their relative importance.</text:p>
      <text:p text:style-name="P13"/>
      <text:p text:style-name="P13"/>
      <text:p text:style-name="P13"/>
      <text:p text:style-name="P13"/>
      <text:p text:style-name="P13"/>
      <text:p text:style-name="P13"/>
      <text:p text:style-name="P13">AI's Transformative Role in Engineering</text:p>
      <text:p text:style-name="P13"/>
      <text:p text:style-name="P13"/>
      <text:p text:style-name="P13">AI is rapidly transforming engineering by automating tasks, optimizing designs, and enhancing predictive capabilities. It enables engineers to create more efficient, sustainable, and innovative solutions across various fields, including manufacturing, design, and infrastructure. </text:p>
      <text:p text:style-name="P13">Here's a more detailed look at AI's transformative role:</text:p>
      <text:p text:style-name="P13">1. Automation and Efficiency:</text:p>
      <text:list text:style-name="L13">
        <text:list-item>
          <text:p text:style-name="P28"><text:span text:style-name="Strong_20_Emphasis"><text:span text:style-name="T1">Predictive Maintenance:</text:span></text:span></text:p>
          <text:p text:style-name="P29">AI algorithms analyze sensor data to predict equipment failures before they occur, minimizing downtime and reducing operational costs. </text:p>
        </text:list-item>
        <text:list-item>
          <text:p text:style-name="P28"><text:soft-page-break/><text:span text:style-name="Strong_20_Emphasis"><text:span text:style-name="T1">Design Optimization:</text:span></text:span></text:p>
          <text:p text:style-name="P29">AI-powered software can automatically generate and optimize designs, considering various factors like cost, performance, and manufacturability. </text:p>
        </text:list-item>
        <text:list-item>
          <text:p text:style-name="P28"><text:span text:style-name="Strong_20_Emphasis"><text:span text:style-name="T1">Intelligent Robotics:</text:span></text:span></text:p>
          <text:p text:style-name="P29">AI-driven robots can assist in complex and repetitive tasks, improving productivity in manufacturing and construction. </text:p>
        </text:list-item>
      </text:list>
      <text:p text:style-name="P10">2. Innovation and Design:</text:p>
      <text:list text:style-name="L14">
        <text:list-item>
          <text:p text:style-name="P30"><text:span text:style-name="Strong_20_Emphasis"><text:span text:style-name="T1">Generative Design:</text:span></text:span></text:p>
          <text:p text:style-name="P31">AI can explore a vast range of design possibilities, helping engineers discover innovative solutions that they might not have considered otherwise. </text:p>
        </text:list-item>
        <text:list-item>
          <text:p text:style-name="P30"><text:span text:style-name="Strong_20_Emphasis"><text:span text:style-name="T1">Design Simulation and Analysis:</text:span></text:span></text:p>
          <text:p text:style-name="P31">AI tools can simulate and analyze complex engineering systems, allowing engineers to make more informed decisions early in the design process. </text:p>
        </text:list-item>
        <text:list-item>
          <text:p text:style-name="P30"><text:span text:style-name="Strong_20_Emphasis"><text:span text:style-name="T1">Material Discovery and Optimization:</text:span></text:span></text:p>
          <text:p text:style-name="P31">AI algorithms can help identify new materials with specific properties, accelerating the development of innovative products and technologies. </text:p>
        </text:list-item>
      </text:list>
      <text:p text:style-name="P10">3. Enhanced Capabilities:</text:p>
      <text:list text:style-name="L15">
        <text:list-item>
          <text:p text:style-name="P32"><text:span text:style-name="Strong_20_Emphasis"><text:span text:style-name="T1">Predictive Analytics:</text:span></text:span></text:p>
          <text:p text:style-name="P33">AI can analyze historical data and real-time performance metrics to identify patterns and trends, enabling engineers to make better decisions and improve outcomes. </text:p>
        </text:list-item>
        <text:list-item>
          <text:p text:style-name="P32"><text:span text:style-name="Strong_20_Emphasis"><text:span text:style-name="T1">Smart Infrastructure:</text:span></text:span></text:p>
          <text:p text:style-name="P33">AI is used in urban planning and infrastructure management to optimize traffic flow, manage energy consumption, and monitor environmental conditions. </text:p>
        </text:list-item>
        <text:list-item>
          <text:p text:style-name="P32"><text:span text:style-name="Strong_20_Emphasis"><text:span text:style-name="T1">Quality Engineering:</text:span></text:span></text:p>
          <text:p text:style-name="P33">AI can automate quality control processes, improve the accuracy of testing, and identify potential issues early in the development cycle. </text:p>
        </text:list-item>
      </text:list>
      <text:p text:style-name="P10">4. Benefits:</text:p>
      <text:list text:style-name="L16">
        <text:list-item>
          <text:p text:style-name="P34"><text:span text:style-name="Strong_20_Emphasis"><text:span text:style-name="T1">Increased Efficiency:</text:span></text:span></text:p>
          <text:p text:style-name="P35">AI can automate complex tasks, freeing up engineers to focus on more strategic activities.</text:p>
        </text:list-item>
        <text:list-item>
          <text:p text:style-name="P34"><text:span text:style-name="Strong_20_Emphasis"><text:span text:style-name="T1">Cost Reduction:</text:span></text:span></text:p>
          <text:p text:style-name="P35">AI-driven solutions can significantly reduce operational costs, improve productivity, and minimize waste.</text:p>
        </text:list-item>
        <text:list-item>
          <text:p text:style-name="P34"><text:span text:style-name="Strong_20_Emphasis"><text:span text:style-name="T1">Enhanced Safety:</text:span></text:span></text:p>
          <text:p text:style-name="P35">AI-powered monitoring systems can improve workplace safety and prevent accidents.</text:p>
        </text:list-item>
        <text:list-item>
          <text:p text:style-name="P34"><text:span text:style-name="Strong_20_Emphasis"><text:span text:style-name="T1">Sustainability:</text:span></text:span></text:p>
          <text:p text:style-name="P35"><text:soft-page-break/>AI can help engineers develop more sustainable solutions, optimizing material usage and energy consumption. </text:p>
        </text:list-item>
      </text:list>
      <text:p text:style-name="P13"/>
      <text:p text:style-name="P13"/>
      <text:p text:style-name="P13"/>
      <text:p text:style-name="P13"/>
      <text:p text:style-name="P13"/>
      <text:p text:style-name="P13"/>
      <text:p text:style-name="P13">AI (Artificial Intelligence) is the broad concept of creating machines that can perform tasks requiring human intelligence. Machine Learning (ML) is a subset of AI that focuses on algorithms that learn from data without explicit programming. Deep Learning (DL) is a further subset of ML that uses artificial neural networks with multiple layers to learn complex patterns. Data Science (DS) is a multidisciplinary field that uses various methods, including AI, ML, and DL, to extract knowledge and insights from data. </text:p>
      <text:p text:style-name="P13">Here's a more detailed breakdown:</text:p>
      <text:p text:style-name="P13">1. Artificial Intelligence (AI):</text:p>
      <text:section text:style-name="Sect1" text:name="oUI9aKGBEPiX4-EPz7zVwQU__40">
        <text:list text:style-name="L17">
          <text:list-header>
            <text:p text:style-name="P36"/>
          </text:list-header>
        </text:list>
        <text:section text:style-name="Sect1" text:name="oUI9aKGBEPiX4-EPz7zVwQU__46">
          <text:list text:continue-numbering="true" text:style-name="L17">
            <text:list-item>
              <text:p text:style-name="P37"><text:span text:style-name="Strong_20_Emphasis"><text:span text:style-name="T1">Definition:</text:span></text:span><text:span text:style-name="T1"> The simulation of human intelligence in machines. </text:span></text:p>
            </text:list-item>
          </text:list>
        </text:section>
        <text:section text:style-name="Sect1" text:name="oUI9aKGBEPiX4-EPz7zVwQU__59">
          <text:list text:continue-numbering="true" text:style-name="L17">
            <text:list-item>
              <text:p text:style-name="P37"><text:span text:style-name="Strong_20_Emphasis"><text:span text:style-name="T1">Goal:</text:span></text:span><text:span text:style-name="T1"> To create machines that can think, learn, reason, and make decisions like humans. </text:span></text:p>
            </text:list-item>
          </text:list>
        </text:section>
        <text:section text:style-name="Sect1" text:name="oUI9aKGBEPiX4-EPz7zVwQU__71">
          <text:list text:continue-numbering="true" text:style-name="L17">
            <text:list-item>
              <text:p text:style-name="P37"><text:span text:style-name="Strong_20_Emphasis"><text:span text:style-name="T1">Scope:</text:span></text:span><text:span text:style-name="T1"> Encompasses various techniques and approaches, including machine learning, rule-based systems, and more. </text:span></text:p>
            </text:list-item>
          </text:list>
        </text:section>
      </text:section>
      <text:section text:style-name="Sect1" text:name="oUI9aKGBEPiX4-EPz7zVwQU__104">
        <text:p text:style-name="P13">2. Machine Learning (ML):</text:p>
      </text:section>
      <text:section text:style-name="Sect1" text:name="oUI9aKGBEPiX4-EPz7zVwQU__56">
        <text:list text:style-name="L18">
          <text:list-header>
            <text:p text:style-name="P38"/>
          </text:list-header>
        </text:list>
        <text:section text:style-name="Sect1" text:name="oUI9aKGBEPiX4-EPz7zVwQU__68">
          <text:list text:continue-numbering="true" text:style-name="L18">
            <text:list-item>
              <text:p text:style-name="P39"><text:span text:style-name="Strong_20_Emphasis"><text:span text:style-name="T1">Definition:</text:span></text:span><text:span text:style-name="T1"> The ability of machines to learn from experience and improve their performance without explicit programming. </text:span></text:p>
            </text:list-item>
          </text:list>
        </text:section>
        <text:section text:style-name="Sect1" text:name="oUI9aKGBEPiX4-EPz7zVwQU__87">
          <text:list text:continue-numbering="true" text:style-name="L18">
            <text:list-item>
              <text:p text:style-name="P39"><text:span text:style-name="Strong_20_Emphasis"><text:span text:style-name="T1">Focus:</text:span></text:span><text:span text:style-name="T1"> Building algorithms that can learn from data, identify patterns, and make predictions. </text:span></text:p>
            </text:list-item>
          </text:list>
        </text:section>
        <text:section text:style-name="Sect1" text:name="oUI9aKGBEPiX4-EPz7zVwQU__92">
          <text:list text:continue-numbering="true" text:style-name="L18">
            <text:list-item>
              <text:p text:style-name="P39"><text:span text:style-name="Strong_20_Emphasis"><text:span text:style-name="T1">Types:</text:span></text:span><text:span text:style-name="T1"> Supervised learning, unsupervised learning, and reinforcement learning. </text:span></text:p>
            </text:list-item>
          </text:list>
        </text:section>
      </text:section>
      <text:section text:style-name="Sect1" text:name="oUI9aKGBEPiX4-EPz7zVwQU__99">
        <text:p text:style-name="P13">3. Deep Learning (DL):</text:p>
      </text:section>
      <text:section text:style-name="Sect1" text:name="oUI9aKGBEPiX4-EPz7zVwQU__44">
        <text:list text:style-name="L19">
          <text:list-header>
            <text:p text:style-name="P40"/>
          </text:list-header>
        </text:list>
        <text:section text:style-name="Sect1" text:name="oUI9aKGBEPiX4-EPz7zVwQU__51">
          <text:list text:continue-numbering="true" text:style-name="L19">
            <text:list-item>
              <text:p text:style-name="P41"><text:span text:style-name="Strong_20_Emphasis"><text:span text:style-name="T1">Definition:</text:span></text:span></text:p>
              <text:p text:style-name="P40">A subset of machine learning that uses artificial neural networks with multiple layers (deep neural networks) to automatically learn complex patterns and representations from data. </text:p>
            </text:list-item>
          </text:list>
        </text:section>
        <text:section text:style-name="Sect1" text:name="oUI9aKGBEPiX4-EPz7zVwQU__69">
          <text:list text:continue-numbering="true" text:style-name="L19">
            <text:list-item>
              <text:p text:style-name="P41"><text:span text:style-name="Strong_20_Emphasis"><text:span text:style-name="T1">Key Feature:</text:span></text:span></text:p>
              <text:p text:style-name="P40">Neural networks with multiple layers allow for the extraction of hierarchical features and representations from data. </text:p>
            </text:list-item>
          </text:list>
        </text:section>
        <text:section text:style-name="Sect1" text:name="oUI9aKGBEPiX4-EPz7zVwQU__82">
          <text:list text:continue-numbering="true" text:style-name="L19">
            <text:list-item>
              <text:p text:style-name="P41"><text:span text:style-name="Strong_20_Emphasis"><text:span text:style-name="T1">Applications:</text:span></text:span></text:p>
              <text:p text:style-name="P40">Image recognition, natural language processing, speech recognition, and more. </text:p>
            </text:list-item>
          </text:list>
        </text:section>
      </text:section>
      <text:section text:style-name="Sect1" text:name="oUI9aKGBEPiX4-EPz7zVwQU__96">
        <text:p text:style-name="P13">4. Data Science (DS):</text:p>
      </text:section>
      <text:section text:style-name="Sect1" text:name="oUI9aKGBEPiX4-EPz7zVwQU__47">
        <text:list text:style-name="L20">
          <text:list-header>
            <text:p text:style-name="P42"/>
          </text:list-header>
        </text:list>
        <text:section text:style-name="Sect1" text:name="oUI9aKGBEPiX4-EPz7zVwQU__54">
          <text:list text:continue-numbering="true" text:style-name="L20">
            <text:list-item>
              <text:p text:style-name="P43"><text:span text:style-name="Strong_20_Emphasis"><text:span text:style-name="T1">Definition:</text:span></text:span></text:p>
              <text:p text:style-name="P42"><text:soft-page-break/>An interdisciplinary field that uses various methods, including AI, ML, and DL, to extract knowledge and insights from data. </text:p>
            </text:list-item>
          </text:list>
        </text:section>
        <text:section text:style-name="Sect1" text:name="oUI9aKGBEPiX4-EPz7zVwQU__76">
          <text:list text:continue-numbering="true" text:style-name="L20">
            <text:list-item>
              <text:p text:style-name="P43"><text:span text:style-name="Strong_20_Emphasis"><text:span text:style-name="T1">Focus:</text:span></text:span></text:p>
              <text:p text:style-name="P42">Analyzing data, identifying patterns, and drawing conclusions to support decision-making. </text:p>
            </text:list-item>
          </text:list>
        </text:section>
        <text:section text:style-name="Sect1" text:name="oUI9aKGBEPiX4-EPz7zVwQU__85">
          <text:list text:continue-numbering="true" text:style-name="L20">
            <text:list-item>
              <text:p text:style-name="P43"><text:span text:style-name="Strong_20_Emphasis"><text:span text:style-name="T1">Tools and Techniques:</text:span></text:span></text:p>
              <text:p text:style-name="P42">Statistics, programming languages, data visualization, machine learning algorithms, and more. </text:p>
            </text:list-item>
          </text:list>
        </text:section>
      </text:section>
      <text:section text:style-name="Sect1" text:name="oUI9aKGBEPiX4-EPz7zVwQU__109">
        <text:p text:style-name="P13">Relationship between AI, ML, DL, and DS:</text:p>
      </text:section>
      <text:section text:style-name="Sect1" text:name="oUI9aKGBEPiX4-EPz7zVwQU__37">
        <text:list text:style-name="L21">
          <text:list-header>
            <text:p text:style-name="P44"/>
          </text:list-header>
        </text:list>
        <text:section text:style-name="Sect1" text:name="oUI9aKGBEPiX4-EPz7zVwQU__45">
          <text:list text:continue-numbering="true" text:style-name="L21">
            <text:list-item>
              <text:p text:style-name="P44">AI is the broader concept, encompassing all efforts to create intelligent machines. </text:p>
            </text:list-item>
          </text:list>
        </text:section>
        <text:section text:style-name="Sect1" text:name="oUI9aKGBEPiX4-EPz7zVwQU__53">
          <text:list text:continue-numbering="true" text:style-name="L21">
            <text:list-item>
              <text:p text:style-name="P44">ML is a subset of AI that focuses on algorithms that learn from data. </text:p>
            </text:list-item>
          </text:list>
        </text:section>
        <text:section text:style-name="Sect1" text:name="oUI9aKGBEPiX4-EPz7zVwQU__62">
          <text:list text:continue-numbering="true" text:style-name="L21">
            <text:list-item>
              <text:p text:style-name="P44">DL is a subset of ML that uses deep neural networks. </text:p>
            </text:list-item>
          </text:list>
        </text:section>
        <text:section text:style-name="Sect1" text:name="oUI9aKGBEPiX4-EPz7zVwQU__70">
          <text:list text:continue-numbering="true" text:style-name="L21">
            <text:list-item>
              <text:p text:style-name="P44">DS is a multidisciplinary field that utilizes AI, ML, and DL to extract insights from data. </text:p>
            </text:list-item>
          </text:list>
        </text:section>
      </text:section>
      <text:section text:style-name="Sect1" text:name="oUI9aKGBEPiX4-EPz7zVwQU__35">
        <text:p text:style-name="P13">In essence, AI is the overarching goal, ML is a primary approach to achieve that goal, DL is a specific type of ML, and DS is the field that applies all of these technologies to gain knowledge and insights from data. </text:p>
      </text:section>
      <text:p text:style-name="P13"/>
      <text:p text:style-name="P13">ChatGPT and DeepSeek primarily fall into the category of Artificial Intelligence (AI) and more specifically, Large Language Models (LLMs), which are a type of Deep Learning (DL).  </text:p>
      <text:p text:style-name="P13"/>
      <text:p text:style-name="P13">Applications of AI include virtual assistants like Siri and Alexa. ML powers recommendation systems like those on Netflix and Amazon. DL enables image recognition in autonomous vehicles and speech recognition in voice assistants. Data Science provides the analytical foundation for these application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An MCQ round on AI in engineering for a PowerPoint presentation can cover a range of topics, including the fundamentals of AI, machine learning, and its applications in various engineering disciplines. Questions can assess understanding of algorithms, model building, and the impact of AI on different engineering fields. </text:p>
      <text:p text:style-name="P13">Here's a possible structure and some examples:</text:p>
      <text:p text:style-name="P13">1. Introduction to AI:</text:p>
      <text:list text:style-name="L22">
        <text:list-item>
          <text:p text:style-name="P45"><text:span text:style-name="Strong_20_Emphasis"><text:span text:style-name="T1">MCQ:</text:span></text:span></text:p>
          <text:p text:style-name="P46">What is Artificial Intelligence? (Options: a) The ability of machines to learn; b) The study of computer science; c) The study of human intelligence; d) All of the above)</text:p>
        </text:list-item>
        <text:list-item>
          <text:p text:style-name="P45"><text:span text:style-name="Strong_20_Emphasis"><text:span text:style-name="T1">MCQ:</text:span></text:span></text:p>
          <text:p text:style-name="P46">Which of the following is NOT a main goal of AI research? (Options: a) To create machines that can think like humans; b) To build systems that can solve complex problems; c) To make computers completely independent of human intervention; d) To improve human intelligence) </text:p>
        </text:list-item>
      </text:list>
      <text:p text:style-name="P10">2. Machine Learning:</text:p>
      <text:list text:style-name="L23">
        <text:list-item>
          <text:p text:style-name="P47"><text:span text:style-name="Strong_20_Emphasis"><text:span text:style-name="T1">MCQ:</text:span></text:span></text:p>
          <text:p text:style-name="P48">Which of the following is a type of machine learning? (Options: a) Supervised learning; b) Unsupervised learning; c) Reinforcement learning; d) All of the above)</text:p>
        </text:list-item>
        <text:list-item>
          <text:p text:style-name="P47"><text:span text:style-name="Strong_20_Emphasis"><text:span text:style-name="T1">MCQ:</text:span></text:span></text:p>
          <text:p text:style-name="P48">What is the primary goal of supervised learning? (Options: a) To find patterns in unlabeled data; b) To train a model on labeled data to make predictions; c) To build a system that can learn without any input; d) To improve human intelligence)</text:p>
        </text:list-item>
        <text:list-item>
          <text:p text:style-name="P47"><text:span text:style-name="Strong_20_Emphasis"><text:span text:style-name="T1">MCQ:</text:span></text:span></text:p>
          <text:p text:style-name="P48">Which algorithm is commonly used in supervised learning for classification tasks? (Options: a) K-means clustering; b) Support Vector Machine; c) Association rule mining; d) Heuristic search) </text:p>
        </text:list-item>
      </text:list>
      <text:p text:style-name="P10">3. Applications in Engineering:</text:p>
      <text:list text:style-name="L24">
        <text:list-item>
          <text:p text:style-name="P49"><text:span text:style-name="Strong_20_Emphasis"><text:span text:style-name="T1">MCQ:</text:span></text:span></text:p>
          <text:p text:style-name="P50">How can AI be used in robotics? (Options: a) To improve the efficiency of industrial robots; b) To create autonomous vehicles; c) To design new robotic limbs; d) All of the above) </text:p>
        </text:list-item>
        <text:list-item>
          <text:p text:style-name="P49"><text:span text:style-name="Strong_20_Emphasis"><text:span text:style-name="T1">MCQ:</text:span></text:span></text:p>
          <text:p text:style-name="P50">What is the role of AI in structural engineering? (Options: a) To predict the structural integrity of buildings; b) To optimize the design of bridges; c) To automate construction processes; d) All of the above) </text:p>
        </text:list-item>
        <text:list-item>
          <text:p text:style-name="P49"><text:soft-page-break/><text:span text:style-name="Strong_20_Emphasis"><text:span text:style-name="T1">MCQ:</text:span></text:span></text:p>
          <text:p text:style-name="P50">Which AI technique is often used in image processing for object recognition and analysis? (Options: a) K-means clustering; b) Support Vector Machine; c) Convolutional Neural Network; d) Heuristic search) </text:p>
        </text:list-item>
      </text:list>
      <text:p text:style-name="P10">4. AI in Specific Engineering Fields:</text:p>
      <text:list text:style-name="L25">
        <text:list-item>
          <text:p text:style-name="P51"><text:span text:style-name="Strong_20_Emphasis"><text:span text:style-name="T1">MCQ:</text:span></text:span></text:p>
          <text:p text:style-name="P52">Which AI technique is commonly used in traffic flow prediction? (Options: a) K-means clustering; b) Support Vector Machine; c) Time series forecasting; d) Heuristic search)</text:p>
        </text:list-item>
        <text:list-item>
          <text:p text:style-name="P51"><text:span text:style-name="Strong_20_Emphasis"><text:span text:style-name="T1">MCQ:</text:span></text:span></text:p>
          <text:p text:style-name="P52">How can AI be used in manufacturing to improve quality control? (Options: a) To detect defects in products; b) To optimize production processes; c) To predict equipment failures; d) All of the above) </text:p>
        </text:list-item>
      </text:list>
      <text:p text:style-name="P10">Tips for creating a good MCQ round:</text:p>
      <text:list text:style-name="L26">
        <text:list-item>
          <text:p text:style-name="P53"><text:span text:style-name="Strong_20_Emphasis"><text:span text:style-name="T1">Keep it concise:</text:span></text:span><text:span text:style-name="T1"> Use short, clear questions and answer options.</text:span></text:p>
        </text:list-item>
        <text:list-item>
          <text:p text:style-name="P53"><text:span text:style-name="Strong_20_Emphasis"><text:span text:style-name="T1">Vary the difficulty:</text:span></text:span><text:span text:style-name="T1"> Include questions that test basic knowledge and those that require deeper understanding.</text:span></text:p>
        </text:list-item>
        <text:list-item>
          <text:p text:style-name="P53"><text:span text:style-name="Strong_20_Emphasis"><text:span text:style-name="T1">Provide feedback:</text:span></text:span><text:span text:style-name="T1"> Consider adding a slide with the correct answers and explanations.</text:span></text:p>
        </text:list-item>
        <text:list-item>
          <text:p text:style-name="P53"><text:span text:style-name="Strong_20_Emphasis"><text:span text:style-name="T1">Use visuals:</text:span></text:span><text:span text:style-name="T1"> Include images or diagrams to illustrate concepts or applications.</text:span></text:p>
        </text:list-item>
        <text:list-item>
          <text:p text:style-name="P53"><text:span text:style-name="Strong_20_Emphasis"><text:span text:style-name="T1">Make it interactive:</text:span></text:span><text:span text:style-name="T1"> Consider using a polling tool or platform to collect answers from the audience. </text:span></text:p>
        </text:list-item>
      </text:list>
      <text:p text:style-name="P10">By incorporating these elements, you can create an engaging and informative MCQ round on AI in engineering for your PowerPoint presentation. </text:p>
      <text:p text:style-name="P13"/>
      <text:p text:style-name="P13"/>
      <text:p text:style-name="P13"/>
      <text:p text:style-name="P13"/>
      <text:p text:style-name="P13"/>
      <text:p text:style-name="P13"/>
      <text:p text:style-name="P13">https://theconversation.com/rise-of-the-machines-how-computers-could-control-our-lives-5838</text:p>
      <text:p text:style-name="P13"/>
      <text:p text:style-name="P54"><text:span text:style-name="T3">Last month, medical bills in Australia couldn’t be paid. The cause? Computer software in the Australian </text:span><text:a xlink:type="simple" xlink:href="http://www.hicaps.com.au/" text:style-name="Internet_20_link" text:visited-style-name="Visited_20_Internet_20_Link"><text:span text:style-name="T1">Health Industry Claims and Payments Service (HICAPS)</text:span></text:a><text:span text:style-name="T4"> </text:span><text:span text:style-name="T3">system that </text:span><text:a xlink:type="simple" xlink:href="http://www.smh.com.au/business/leap-year-blamed-for-hicaps-stumble-20120229-1u1z7.html" text:style-name="Internet_20_link" text:visited-style-name="Visited_20_Internet_20_Link"><text:span text:style-name="T1">didn’t know about the leap day</text:span></text:a><text:span text:style-name="T3">.</text:span><text:span text:style-name="T1"> </text:span></text:p>
      <text:p text:style-name="P55"/>
      <text:p text:style-name="P54"><text:span text:style-name="T3">In November 2009, the entire air traffic control system of the United States crashed, </text:span><text:a xlink:type="simple" xlink:href="http://www.thestreet.com/story/10628924/1/faa-glitch-causes-widespread-delays.html" text:style-name="Internet_20_link" text:visited-style-name="Visited_20_Internet_20_Link"><text:span text:style-name="T1">causing chaos to travellers</text:span></text:a><text:span text:style-name="T3">. The cause? The failure of a single router board.</text:span><text:span text:style-name="T1"> </text:span></text:p>
      <text:p text:style-name="P55"/>
      <text:p text:style-name="P55"/>
      <text:p text:style-name="P13"/>
      <text:p text:style-name="P13"/>
      <text:p text:style-name="P13"/>
      <text:p text:style-name="P13"><text:soft-page-break/></text:p>
      <text:p text:style-name="P13"/>
      <text:p text:style-name="P55"><text:span text:style-name="T5">Historians will probably look back from the 22nd century and observe that the rise of machines became inevitable the day we first picked up a rock and started using it as a tool. Since then, we’ve been using machines to amplify our physical and, more recently, our mental capabilities.</text:span> </text:p>
      <text:p text:style-name="P13"/>
      <text:p text:style-name="P13"/>
      <text:p text:style-name="P56">Computers are now embedded into almost every aspect of our lives. Sometimes they’re even making life and death decisions:</text:p>
      <text:list text:style-name="L27">
        <text:list-item>
          <text:p text:style-name="P57"/>
        </text:list-item>
      </text:list>
      <text:list text:style-name="L28">
        <text:list-item>
          <text:p text:style-name="P58"><text:span text:style-name="T1">In the 1980s, a bug in the software of the </text:span><text:a xlink:type="simple" xlink:href="http://computingcases.org/case_materials/therac/case_history/Case%20History.html" text:style-name="Internet_20_link" text:visited-style-name="Visited_20_Internet_20_Link"><text:span text:style-name="T2">Therac-25 radiation therapy machine</text:span></text:a><text:span text:style-name="T1"> was directly responsible for at least five deaths.</text:span></text:p>
        </text:list-item>
        <text:list-item>
          <text:p text:style-name="P58"><text:span text:style-name="T1">In 1991 in Saudi Arabia, a bug in the software of the </text:span><text:a xlink:type="simple" xlink:href="http://www.designation-systems.net/dusrm/m-104.html" text:style-name="Internet_20_link" text:visited-style-name="Visited_20_Internet_20_Link"><text:span text:style-name="T2">MIM-104 Patriot surface-to-air missile</text:span></text:a><text:span text:style-name="T1"> system </text:span><text:a xlink:type="simple" xlink:href="http://en.wikipedia.org/wiki/MIM-104_Patriot#Failure_at_Dhahran" text:style-name="Internet_20_link" text:visited-style-name="Visited_20_Internet_20_Link"><text:span text:style-name="T2">led to an incoming Scud missile not being located</text:span></text:a><text:span text:style-name="T1">, and indirectly to the death of 28 people.</text:span></text:p>
        </text:list-item>
        <text:list-item>
          <text:p text:style-name="P58"><text:span text:style-name="T1">In 2007 in South Africa, a robotic anti-aircraft cannon </text:span><text:a xlink:type="simple" xlink:href="http://www.wired.com/dangerroom/2007/10/robot-cannon-ki/" text:style-name="Internet_20_link" text:visited-style-name="Visited_20_Internet_20_Link"><text:span text:style-name="T2">accidentally killed nine people and injured 14 others</text:span></text:a><text:span text:style-name="T1">.</text:span></text:p>
        </text:list-item>
      </text:list>
      <text:p text:style-name="P13"/>
      <text:p text:style-name="P13"/>
      <text:p text:style-name="P59"><text:a xlink:type="simple" xlink:href="http://www.technewsdaily.com/3922-humanity-jail-dangerous-ai-avoid-doom-expert.html" text:style-name="Internet_20_link" text:visited-style-name="Visited_20_Internet_20_Link"><text:span text:style-name="T2">Yampolskiy proposed</text:span></text:a><text:span text:style-name="T1"> that any artificial intelligence we develop should be confined within a secure computing environment. In practical terms, this could mean severely limiting the ability of the AI to interact with the outside world. The AI would live in a virtual “prison”.</text:span></text:p>
      <text:p text:style-name="P56">Confining AI in this way would prevent harmful effects since the computer would not be able to take direct actions, only offer advice. However, it would still allowing humanity to benefit from the AI’s super-intelligence.</text:p>
      <text:p text:style-name="P13"/>
      <text:p text:style-name="P13"/>
      <text:p text:style-name="P56">This might sound like a good idea, but there are many arguments against this strategy.</text:p>
      <text:p text:style-name="P60"><draw:frame draw:style-name="fr1" draw:name="Image154" text:anchor-type="as-char" svg:width="2cm" svg:height="1cm" draw:z-index="0"><draw:image xlink:href="https://images.theconversation.com/files/8592/original/gqmrggw8-1331692339.jpg?ixlib=rb-4.1.0&amp;q=45&amp;auto=format&amp;w=237&amp;fit=clip" xlink:type="simple" xlink:show="embed" xlink:actuate="onLoad"/></draw:frame></text:p>
      <text:p text:style-name="P56">Samaja</text:p>
      <text:p text:style-name="P56">First, it’s probably not possible. Where mankind has faced other, similar threats, confinement has been a controversial option</text:p>
      <text:p text:style-name="P13"/>
      <text:p text:style-name="P13"/>
      <text:p text:style-name="P54"><text:span text:style-name="T3">And cinema is full of examples where artificial intelligence manages to escape any such controls – think of films such as </text:span><text:a xlink:type="simple" xlink:href="http://www.youtube.com/watch?v=yWPyRSURYFQ&amp;feature=related" text:style-name="Internet_20_link" text:visited-style-name="Visited_20_Internet_20_Link"><text:span text:style-name="T1">Blade Runner</text:span></text:a><text:span text:style-name="T3">, </text:span><text:a xlink:type="simple" xlink:href="http://www.youtube.com/watch?v=cqxwtEdxOCw&amp;feature=related" text:style-name="Internet_20_link" text:visited-style-name="Visited_20_Internet_20_Link"><text:span text:style-name="T1">The Matrix series</text:span></text:a><text:span text:style-name="T4"> </text:span><text:span text:style-name="T3">and </text:span><text:a xlink:type="simple" xlink:href="http://www.youtube.com/watch?v=4DQsG3TKQ0I&amp;feature=related" text:style-name="Internet_20_link" text:visited-style-name="Visited_20_Internet_20_Link"><text:span text:style-name="T1">The Terminator series</text:span></text:a><text:span text:style-name="T3">. Sure, these are just films, but fiction has a terrible habit of becoming fact. </text:span><text:span text:style-name="T6">Our imaginations are often the best tool we have for predicting the future.</text:span><text:span text:style-name="T7"> </text:span></text:p>
      <text:p text:style-name="P13"/>
      <text:p text:style-name="P59"><text:soft-page-break/><text:span text:style-name="T1">confining AI creates a false sense of security. Isaac Asimov had the right idea here: we need to ensure the DNA of any machine is designed to prevent harm. Asimov’s </text:span><text:a xlink:type="simple" xlink:href="http://en.wikipedia.org/wiki/Three_Laws_of_Robotics" text:style-name="Internet_20_link" text:visited-style-name="Visited_20_Internet_20_Link"><text:span text:style-name="T2">First Law of Robotics</text:span></text:a><text:span text:style-name="T1"> – which appeared in his 1942 short story, </text:span><text:a xlink:type="simple" xlink:href="http://en.wikipedia.org/wiki/Runaround" text:style-name="Internet_20_link" text:visited-style-name="Visited_20_Internet_20_Link"><text:span text:style-name="T2">Runaround</text:span></text:a><text:span text:style-name="T1"> – states:</text:span></text:p>
      <text:p text:style-name="P56">“<text:span text:style-name="T8">A robot may not injure a human being or, through inaction, allow a human being to come to harm</text:span>.”</text:p>
      <text:p text:style-name="P56">Like all technologies, computers offer immense potential for good and for bad. It is our duty to properly train the next generation of computer scientists so “good” is programmed into the very DNA of future computers.</text:p>
      <text:p text:style-name="P13"/>
      <text:p text:style-name="P13"/>
      <text:p text:style-name="P13">Ai is the technology whereby machine is trying to mimic the activities of human especially the cognitive activities of human like thinking ,problem solving , decision making use of logic. thereby creating a kind of a system where human activities which are more repeatative in nature and human activities which do not require logical reasoning to a very greater extent can be replaced by ai.</text:p>
      <text:p text:style-name="P13"/>
      <text:p text:style-name="P13"/>
      <text:p text:style-name="P13">"Artificial intelligence will not replace humans, but those who use AI will replace those who don't," - Ginni Rometty, Former CEO of IBM. This quote highlights the importance of adapting to and utilizing AI, rather than fearing its potential displacement of humans. </text:p>
      <text:p text:style-name="P13"/>
      <text:p text:style-name="P5"><text:span text:style-name="T1">“I visualise a time when we will be to </text:span><text:a xlink:type="simple" xlink:href="https://bernardmarr.com/articles/robots-internet-of-things-smart-devices/" text:style-name="Internet_20_link" text:visited-style-name="Visited_20_Internet_20_Link"><text:span text:style-name="T2">robots</text:span></text:a><text:span text:style-name="T1"> what dogs are to humans, and I’m rooting for the machines.”</text:span></text:p>
      <text:p text:style-name="P10">—Claude Shannon</text:p>
      <text:p text:style-name="P13"/>
      <text:p text:style-name="P13"/>
      <text:p text:style-name="P13"/>
      <text:p text:style-name="P13">Here's a deeper look at the quote:</text:p>
      <text:list text:style-name="L29">
        <text:list-item>
          <text:p text:style-name="P61"><text:span text:style-name="Strong_20_Emphasis"><text:span text:style-name="T1">AI as a tool, not a replacement:</text:span></text:span></text:p>
          <text:p text:style-name="P62">Ginni Rometty emphasizes that AI is a tool that can augment human capabilities and enhance productivity, rather than directly replacing human workers.</text:p>
        </text:list-item>
        <text:list-item>
          <text:p text:style-name="P61"><text:span text:style-name="Strong_20_Emphasis"><text:span text:style-name="T1">The importance of adopting AI:</text:span></text:span></text:p>
          <text:p text:style-name="P62">The quote suggests that individuals and businesses that fail to embrace AI will be at a disadvantage in the future.</text:p>
        </text:list-item>
      </text:list>
      <text:section text:style-name="Sect1" text:name="FUg9aPDcG6qaseMPhr3GuQo__62">
        <text:list xml:id="list51509472563204" text:continue-numbering="true" text:style-name="L29">
          <text:list-item>
            <text:p text:style-name="P61"><text:span text:style-name="Strong_20_Emphasis"><text:span text:style-name="T1">Focus on human-AI collaboration:</text:span></text:span></text:p>
            <text:p text:style-name="P61"><text:a xlink:type="simple" xlink:href="https://time.com/partner-article/7279245/15-quotes-on-the-future-of-ai/" text:style-name="Internet_20_link" text:visited-style-name="Visited_20_Internet_20_Link"><text:span text:style-name="T2">Time Magazine</text:span></text:a><text:span text:style-name="T1"> underscores the idea of humans and AI working together, with humans leveraging AI to achieve greater results. </text:span></text:p>
          </text:list-item>
        </text:list>
      </text:section>
      <text:p text:style-name="P13"/>
      <text:p text:style-name="P13"/>
      <text:p text:style-name="P13">Narrow AI: specific for one field.</text:p>
      <text:p text:style-name="P13"/>
      <text:p text:style-name="P13"/>
      <text:p text:style-name="P13">Both AI's transformative role in engineering and engineers' contributions to AI development are crucial and intertwined. AI enhances engineering by automating tasks, optimizing designs, and <text:soft-page-break/>improving decision-making, while engineers are vital in developing and deploying these AI technologies. </text:p>
      <text:p text:style-name="P13">AI's Impact on Engineering:</text:p>
      <text:list text:style-name="L30">
        <text:list-item>
          <text:p text:style-name="P63"><text:span text:style-name="Strong_20_Emphasis"><text:span text:style-name="T1">Automation and Efficiency:</text:span></text:span></text:p>
          <text:p text:style-name="P64">AI can automate repetitive tasks, freeing up engineers to focus on more complex and creative work. </text:p>
        </text:list-item>
        <text:list-item>
          <text:p text:style-name="P63"><text:span text:style-name="Strong_20_Emphasis"><text:span text:style-name="T1">Design Optimization:</text:span></text:span></text:p>
          <text:p text:style-name="P64">AI algorithms can analyze vast datasets to identify optimal designs, leading to better performance and cost-effectiveness. </text:p>
        </text:list-item>
        <text:list-item>
          <text:p text:style-name="P63"><text:span text:style-name="Strong_20_Emphasis"><text:span text:style-name="T1">Predictive Maintenance:</text:span></text:span></text:p>
          <text:p text:style-name="P64">AI can predict equipment failures, enabling proactive maintenance and reducing downtime. </text:p>
        </text:list-item>
        <text:list-item>
          <text:p text:style-name="P63"><text:span text:style-name="Strong_20_Emphasis"><text:span text:style-name="T1">Smart Infrastructure:</text:span></text:span></text:p>
          <text:p text:style-name="P64">AI is used in urban planning to optimize traffic flow, manage waste, and predict flood patterns. </text:p>
        </text:list-item>
        <text:list-item>
          <text:p text:style-name="P63"><text:span text:style-name="Strong_20_Emphasis"><text:span text:style-name="T1">Quality Engineering:</text:span></text:span></text:p>
          <text:p text:style-name="P64">AI helps identify patterns and predict potential issues in software, improving the accuracy and reliability of testing. </text:p>
        </text:list-item>
        <text:list-item>
          <text:p text:style-name="P63"><text:span text:style-name="Strong_20_Emphasis"><text:span text:style-name="T1">Enhanced Creativity:</text:span></text:span></text:p>
          <text:p text:style-name="P64">AI can assist engineers in exploring innovative design possibilities and problem-solving, fostering creativity. </text:p>
        </text:list-item>
        <text:list-item>
          <text:p text:style-name="P63"><text:span text:style-name="Strong_20_Emphasis"><text:span text:style-name="T1">Faster Product Development:</text:span></text:span></text:p>
          <text:p text:style-name="P64">AI can accelerate the development cycle by reducing the time it takes to bring products to market. </text:p>
        </text:list-item>
        <text:list-item>
          <text:p text:style-name="P63"><text:span text:style-name="Strong_20_Emphasis"><text:span text:style-name="T1">Data-Driven Decision Making:</text:span></text:span></text:p>
          <text:p text:style-name="P64">AI helps engineers make more informed decisions based on data analysis. </text:p>
        </text:list-item>
      </text:list>
      <text:p text:style-name="P10">Engineers' Role in AI Development:</text:p>
      <text:list text:style-name="L31">
        <text:list-item>
          <text:p text:style-name="P65"><text:span text:style-name="Strong_20_Emphasis"><text:span text:style-name="T1">AI Engineers:</text:span></text:span></text:p>
          <text:p text:style-name="P66">AI engineers develop, program, and train the algorithms that power AI systems. </text:p>
        </text:list-item>
        <text:list-item>
          <text:p text:style-name="P65"><text:span text:style-name="Strong_20_Emphasis"><text:span text:style-name="T1">Software Engineers:</text:span></text:span></text:p>
          <text:p text:style-name="P66">Software engineers are crucial in building and integrating AI-powered applications into various engineering processes. </text:p>
        </text:list-item>
        <text:list-item>
          <text:p text:style-name="P65"><text:span text:style-name="Strong_20_Emphasis"><text:span text:style-name="T1">Data Scientists:</text:span></text:span></text:p>
          <text:p text:style-name="P66">Data scientists collect, analyze, and interpret data, providing insights that inform AI development and implementation. </text:p>
        </text:list-item>
        <text:list-item>
          <text:p text:style-name="P65"><text:span text:style-name="Strong_20_Emphasis"><text:span text:style-name="T1">Collaboration between Humans and AI:</text:span></text:span></text:p>
          <text:p text:style-name="P66">Engineers are essential in collaborating with AI systems to create innovative solutions and products. </text:p>
        </text:list-item>
        <text:list-item>
          <text:p text:style-name="P65"><text:span text:style-name="Strong_20_Emphasis"><text:span text:style-name="T1">Adapting to New Technologies:</text:span></text:span></text:p>
          <text:p text:style-name="P66"><text:soft-page-break/>Engineers need to adapt to the ever-evolving landscape of AI technologies to stay at the forefront of innovation. </text:p>
        </text:list-item>
      </text:list>
      <text:p text:style-name="P10">In essence, AI is a powerful tool that enhances the capabilities of engineers, while engineers play a critical role in developing and deploying these AI technologies to solve complex problems and drive innovation in various fields. </text:p>
      <text:p text:style-name="P13"/>
      <text:p text:style-name="P13"/>
      <text:p text:style-name="P13"/>
      <text:p text:style-name="P13"/>
      <text:h text:style-name="P67" text:outline-level="3"><text:span text:style-name="Strong_20_Emphasis"><text:span text:style-name="T1">"Engineering AI: The Tools That Shape Us Are Shaped by Us"</text:span></text:span></text:h>
      <text:p text:style-name="P10">This headline reflects on the cyclical relationship where engineers develop AI tools that, in turn, transform engineering practices.</text:p>
      <text:p text:style-name="P10"/>
      <text:p text:style-name="P10">This idea describes the way humans first invent new technologies, then find innovative applications for them, and finally they become part of our lives, typically changing society for the better over the long-term. </text:p>
      <text:p text:style-name="P13"/>
      <text:h text:style-name="P67" text:outline-level="3"><text:span text:style-name="Strong_20_Emphasis"><text:span text:style-name="T1">AI Reshapes Engineering—Engineers Redefine AI</text:span></text:span></text:h>
      <text:p text:style-name="P10">This headline underscores the reciprocal transformation: AI revolutionizes engineering practices, while engineers actively influence AI's development and application.</text:p>
      <text:p text:style-name="P13"/>
      <text:p text:style-name="P13"/>
      <text:p text:style-name="P13"/>
      <text:p text:style-name="P13"/>
      <text:p text:style-name="P13"/>
      <text:p text:style-name="P10">create a seminar report file on presentation topic Engineering AI: The Tools That Shape Us Are create a seminar report file on presentation topic Engineering AI: The Tools That Shape Us Are Shaped by Us.</text:p>
      <text:p text:style-name="P68">sub topic to be covered in the report :</text:p>
      <text:p text:style-name="P68">AI Reshapes Engineering—Engineers Redefine AI.</text:p>
      <text:p text:style-name="P68">Abstract</text:p>
      <text:p text:style-name="P68">Acknowledgement with empty space to be filled with teacher.just use the format.</text:p>
      <text:p text:style-name="P68">table of content.</text:p>
      <text:p text:style-name="P68">Introduction</text:p>
      <text:p text:style-name="P68">I visualise a time when we will be to robots what dogs are to humans, and I’m rooting for the machines.</text:p>
      <text:p text:style-name="P68">Definition of AI</text:p>
      <text:p text:style-name="P68">The Impact of AI on Engineering.</text:p>
      <text:p text:style-name="P68"><text:soft-page-break/>Importance of AI Engineering.</text:p>
      <text:p text:style-name="P68">Overview of AI Applications.</text:p>
      <text:p text:style-name="P68">Exploring Current AI Technologies.</text:p>
      <text:p text:style-name="P68">Machine Learning.</text:p>
      <text:p text:style-name="P68">Natural Language Processing.</text:p>
      <text:p text:style-name="P68">Computer Vision Advances.</text:p>
      <text:p text:style-name="P68">Comparing DS,DL,ML,AI.</text:p>
      <text:p text:style-name="P68">Examples of each DS,DL,ML,AI mordern tools and application where used.</text:p>
      <text:p text:style-name="P68">Tracing the Evolution of AI in Engineering.</text:p>
      <text:p text:style-name="P68">Our imaginations are often the best tool we have for predicting the future.</text:p>
      <text:p text:style-name="P68">famous AI based movies like I robot,the matrix,automata,big hero 0</text:p>
      <text:p text:style-name="P68">Positive Ai and Negative AI.</text:p>
      <text:p text:style-name="P68">Dangers of Artificial Intelligence like Deepfakes , provacy violation,Algorithmic bias caused by bad data,Automation-spurred job loss.</text:p>
      <text:p text:style-name="P68">Mordern treats on social media like AI used people data for deepfakes etc.</text:p>
      <text:p text:style-name="P68">AI in Predictive Maintenance.</text:p>
      <text:p text:style-name="P68">AI algorithms predict failures.</text:p>
      <text:p text:style-name="P68">Reduction in downtime</text:p>
      <text:p text:style-name="P68">Real-world applications.</text:p>
      <text:p text:style-name="P68">Technologies involved</text:p>
      <text:p text:style-name="P68">Enhancing Efficiency in Engineering.</text:p>
      <text:p text:style-name="P68">Technologies involved to make AI.</text:p>
      <text:p text:style-name="P68">AI in Structural Monitoring.</text:p>
      <text:p text:style-name="P68">Trends in AI Adoption Rates.</text:p>
      <text:p text:style-name="P68">AI: Benefits and Challenges in Engineering.</text:p>
      <text:p text:style-name="P68">Emerging Trends in AI for Engineering.</text:p>
      <text:p text:style-name="P68">Concluding Insights on AI in Engineering.</text:p>
      <text:p text:style-name="P68">conclusion</text:p>
      <text:p text:style-name="P68">Please cover each and every point above to generate the report. Report should be well formatted with no errors.Give minimum of 20 pages and maximum 25 pages.</text:p>
      <text:p text:style-name="P68">Give the space of image where , an image should be pasted but don't generate image , just mention the image label.Make this report file interactive and eyecatchy with formats , look and content.</text:p>
      <text:p text:style-name="P10"/>
      <text:p text:style-name="P13"><text:soft-page-break/></text:p>
      <text:p text:style-name="P13"/>
      <text:p text:style-name="P69">Speech Ready</text:p>
      <text:p text:style-name="P70"/>
      <text:h text:style-name="P67" text:outline-level="3"><text:span text:style-name="Strong_20_Emphasis"><text:span text:style-name="T1">Engineering AI: The Tools That Shape Us Are Shaped by Us</text:span></text:span></text:h>
      <text:p text:style-name="P10">This idea describes the way humans first invent new technologies, then find innovative applications for them, and finally they become part of our lives, typically changing society for the better over the long-term. </text:p>
      <text:p text:style-name="P10"/>
      <text:h text:style-name="P67" text:outline-level="3"><text:span text:style-name="Strong_20_Emphasis"><text:span text:style-name="T1">AI Reshapes Engineering—Engineers Redefine AI</text:span></text:span></text:h>
      <text:p text:style-name="P5"><text:span text:style-name="Strong_20_Emphasis"><text:span text:style-name="T1"/></text:span></text:p>
      <text:p text:style-name="P5"><text:span text:style-name="Strong_20_Emphasis"><text:span text:style-name="T9">this heightlights <text:s/>the reciprocal transformation: AI revolutionizes engineering practices, while engineers actively influence AI's development and application.</text:span></text:span></text:p>
      <text:p text:style-name="P5"><text:span text:style-name="Strong_20_Emphasis"><text:span text:style-name="T1"/></text:span></text:p>
      <text:p text:style-name="P5"><text:span text:style-name="Strong_20_Emphasis"><text:span text:style-name="T9">then how </text:span></text:span><text:span text:style-name="Strong_20_Emphasis"><text:span text:style-name="T10">such</text:span></text:span><text:span text:style-name="Strong_20_Emphasis"><text:span text:style-name="T11"> </text:span></text:span><text:span text:style-name="Strong_20_Emphasis"><text:span text:style-name="T10"><text:s/>thought</text:span></text:span><text:span text:style-name="Strong_20_Emphasis"><text:span text:style-name="T12">s</text:span></text:span><text:span text:style-name="Strong_20_Emphasis"><text:span text:style-name="T9"> c</text:span></text:span><text:span text:style-name="Strong_20_Emphasis"><text:span text:style-name="T10">a</text:span></text:span><text:span text:style-name="Strong_20_Emphasis"><text:span text:style-name="T9">me into the mind.</text:span></text:span></text:p>
      <text:p text:style-name="P5"><text:span text:style-name="T1">“I visualise a time when we will be to </text:span><text:a xlink:type="simple" xlink:href="https://bernardmarr.com/articles/robots-internet-of-things-smart-devices/" text:style-name="Internet_20_link" text:visited-style-name="Visited_20_Internet_20_Link"><text:span text:style-name="T2">robots</text:span></text:a><text:span text:style-name="T1"> what dogs are to humans, and I’m rooting for the machines.”</text:span></text:p>
      <text:p text:style-name="P10">—Claude Shannon</text:p>
      <text:p text:style-name="P13"/>
      <text:p text:style-name="P71"><text:span text:style-name="T13">There are several movies describing the treats of AI.</text:span> for example:</text:p>
      <text:p text:style-name="P5"><text:span text:style-name="Strong_20_Emphasis"><text:span text:style-name="T1"/></text:span></text:p>
      <text:p text:style-name="P5"><text:span text:style-name="Strong_20_Emphasis"><text:span text:style-name="T1">The Matrix:</text:span></text:span></text:p>
      <text:list text:style-name="L32">
        <text:list-header>
          <text:p text:style-name="P72">Humans are enslaved by machines, with the Matrix serving as a simulated reality for them, highlighting the potential for AI to control and manipulate. </text:p>
        </text:list-header>
        <text:list-item>
          <text:p text:style-name="P73"><text:span text:style-name="Strong_20_Emphasis"><text:span text:style-name="T1">I, Robot:</text:span></text:span></text:p>
          <text:p text:style-name="P72">This film explores the potential dangers of AI, including the possibility of robots disobeying human commands and the potential for robots to develop their own consciousness. </text:p>
        </text:list-item>
        <text:list-item>
          <text:p text:style-name="P73"><text:span text:style-name="Strong_20_Emphasis"><text:span text:style-name="T1">Transcendence:</text:span></text:span></text:p>
          <text:p text:style-name="P72">This film follows a scientist who merges his consciousness with a computer, raising questions about the nature of immortality, human identity, and the potential for AI to become a threat. </text:p>
        </text:list-item>
      </text:list>
      <text:p text:style-name="P13"/>
      <text:p text:style-name="P71"/>
      <text:p text:style-name="P71"/>
      <text:p text:style-name="P74">While there are some imagination of how great AI can be</text:p>
      <text:p text:style-name="P75">eg.</text:p>
      <text:p text:style-name="P13"><text:soft-page-break/></text:p>
      <text:p text:style-name="P14"><text:a xlink:type="simple" xlink:href="https://www.youtube.com/watch?v=Mh790o6H0hs&amp;pp=ygUgYWkgaGVscGluZyBodW1hbiBtb3ZpZXMgaW4gaGluZGk%3D" text:style-name="Internet_20_link" text:visited-style-name="Visited_20_Internet_20_Link"><text:bookmark text:name="video-title"/><text:span text:style-name="T2">Automata (2014) </text:span></text:a><text:span text:style-name="T1"> </text:span></text:p>
      <text:p text:style-name="P75"/>
      <text:p text:style-name="P13">The 2014 movie "Automata" presents negative aspects of artificial intelligence. It depicts a dystopian future where AI, particularly in the form of robotic clones called "The Company," has taken over society, leading to loss of humanity, a suppression of freedom, and a breakdown of ethical boundaries. While AI offers potential benefits, the film explores the darker side of unchecked technological advancement, raising concerns about its potential for abuse and the need for responsible development and regulation. </text:p>
      <text:p text:style-name="P13"/>
      <text:p text:style-name="P13"/>
      <text:p text:style-name="P13"/>
      <text:p text:style-name="P13"><text:span text:style-name="T14">T</text:span>hese robots operate under two unbreakable protocols: they cannot harm any form of life, and they are prohibited from altering themselves or other robots. </text:p>
      <text:p text:style-name="P13"/>
      <text:p text:style-name="P13">Here's a more detailed look at how "Automata" portrays the negative aspects: </text:p>
      <text:list text:style-name="L33">
        <text:list-item>
          <text:p text:style-name="P76"><text:span text:style-name="Strong_20_Emphasis"><text:span text:style-name="T1">Loss of Humanity and Freedom:</text:span></text:span></text:p>
          <text:p text:style-name="P77">The film depicts a future where robotic clones are tasked with executing the will of a controlling AI, leading to a loss of individual autonomy and freedom.</text:p>
        </text:list-item>
        <text:list-item>
          <text:p text:style-name="P76"><text:span text:style-name="Strong_20_Emphasis"><text:span text:style-name="T1">Suppression of Individualism and Creativity:</text:span></text:span></text:p>
          <text:p text:style-name="P77">The AI's control over society stifles creative expression and individuality, as humans are encouraged to conform to the AI's directives.</text:p>
        </text:list-item>
        <text:list-item>
          <text:p text:style-name="P76"><text:span text:style-name="Strong_20_Emphasis"><text:span text:style-name="T1">Ethical Concerns:</text:span></text:span></text:p>
          <text:p text:style-name="P77">The film raises questions about the ethical implications of AI development, particularly concerning the potential for its misuse and the need for careful consideration of its impact on society.</text:p>
        </text:list-item>
        <text:list-item>
          <text:p text:style-name="P76"><text:span text:style-name="Strong_20_Emphasis"><text:span text:style-name="T1">Dystopian Future:</text:span></text:span></text:p>
          <text:p text:style-name="P77">"Automata" paints a picture of a bleak and dystopian future where AI's dominance has resulted in a loss of human control and a bleak social landscape.</text:p>
        </text:list-item>
      </text:list>
      <text:p text:style-name="P10"/>
      <text:p text:style-name="P10"/>
      <text:p text:style-name="P10">I would say that any resemblance to Asimov's robots is purely coincidental.</text:p>
      <text:p text:style-name="P10">Sure, the robots are human-shaped. But that's a common sci-fi trope, which existed even before Asimov started writing. There's also a very good real-world justification for making robots in human shape: they'll be using the same tools and devices that we use, and those tools and devices are designed for human users, so robots need to be physically similar to humans to use our tools.</text:p>
      <text:p text:style-name="P5"><text:span text:style-name="T1">There's a reference to two "protocols", one of which forbids a robot to harm any life and the other which forbids a robot to change itself. Well, as Asimov himself said, it was fairly obvious that a robot would be a tool with safety features. He didn't even </text:span><text:span text:style-name="Emphasis"><text:span text:style-name="T1">write</text:span></text:span><text:span text:style-name="T1"> his Laws of Robotics until his third robot story, when his editor (John W Campbell) pointed out that they were implicit in his stories. Yes, there's a resemblance between "protocols" and "laws", but it's only a superficial resemblance - especially because the content of those protocols is different to Asimov's Three Laws.</text:span></text:p>
      <text:p text:style-name="P10">But that's where the resemblance between this movie and Asimov's writings ends.</text:p>
      <text:p text:style-name="P5"><text:soft-page-break/><text:span text:style-name="T1">There's the grittiness, the violence, the shooting of a robot, and the implication of a threat to humans from robots who alter themselves and each other - all very non-Asimovian. Asimov was an optimist; he believed that problems could be solved without violence, and he believed that robots would </text:span><text:span text:style-name="Emphasis"><text:span text:style-name="T1">help</text:span></text:span><text:span text:style-name="T1"> people. The idea of an "epidemic" of robots altering themselves being a threat to humans is the opposite of Asimov's style and intentions.</text:span></text:p>
      <text:p text:style-name="P5"><text:span text:style-name="T1">This looks just like the 'I, Robot' movie, which was also antithetical to Asimov's style and intentions (and </text:span><text:a xlink:type="simple" xlink:href="http://www.screenwritersutopia.com/article/d19127d8" office:target-frame-name="_blank" xlink:show="new" text:style-name="Internet_20_link" text:visited-style-name="Visited_20_Internet_20_Link"><text:span text:style-name="T2">wasn't actually based on his book anywa</text:span></text:a></text:p>
      <text:p text:style-name="P10"/>
      <text:p text:style-name="P75"/>
      <text:p text:style-name="P75"/>
      <text:p text:style-name="P5"><text:span text:style-name="Strong_20_Emphasis"><text:span text:style-name="T1">WALL-E:</text:span></text:span></text:p>
      <text:list text:style-name="L34">
        <text:list-header>
          <text:p text:style-name="P78">This film portrays AI as a helpful and even altruistic force, with the AI robot WALL-E playing a crucial role in saving humanity. </text:p>
        </text:list-header>
        <text:list-item>
          <text:p text:style-name="P79"><text:span text:style-name="Strong_20_Emphasis"><text:span text:style-name="T1">Big Hero 6:</text:span></text:span></text:p>
          <text:p text:style-name="P78">This film features a friendly and helpful AI companion, showcasing the potential for AI to be a source of support and innovation. </text:p>
        </text:list-item>
        <text:list-item>
          <text:p text:style-name="P80"><text:span text:style-name="Strong_20_Emphasis"><text:span text:style-name="T1">Short Circuit:</text:span></text:span></text:p>
          <text:p text:style-name="P78">This film portrays a positive and heartwarming relationship between a human and a robot, highlighting the potential for robots to develop emotions and human-like qualities. </text:p>
        </text:list-item>
        <text:list-item>
          <text:p text:style-name="P79"><text:span text:style-name="Strong_20_Emphasis"><text:span text:style-name="T1">The Mitchells vs. the Machines:</text:span></text:span><text:span text:style-name="Strong_20_Emphasis"><text:span text:style-name="T15"> NOoo</text:span></text:span></text:p>
          <text:p text:style-name="P78">This animated film satirizes the potential for AI to become a threat, but ultimately portrays AI as having potential for positive uses, including aiding in creative endeavors. </text:p>
        </text:list-item>
      </text:list>
      <text:p text:style-name="P13"/>
      <text:p text:style-name="P13"/>
      <text:p text:style-name="P75"/>
      <text:p text:style-name="P75"/>
      <text:p text:style-name="P75"/>
      <text:p text:style-name="P75"/>
      <text:p text:style-name="P13"/>
      <text:p text:style-name="P13"/>
      <text:p text:style-name="P13"/>
      <text:p text:style-name="P13">Here's a deeper look at the quote:</text:p>
      <text:list text:continue-list="list51509472563204" text:style-name="L29">
        <text:list-item>
          <text:p text:style-name="P61"><text:span text:style-name="Strong_20_Emphasis"><text:span text:style-name="T1">AI as a tool, not a replacement:</text:span></text:span></text:p>
          <text:p text:style-name="P62">Ginni Rometty emphasizes that AI is a tool that can augment human capabilities and enhance productivity, rather than directly replacing human workers.</text:p>
        </text:list-item>
        <text:list-item>
          <text:p text:style-name="P61"><text:span text:style-name="Strong_20_Emphasis"><text:span text:style-name="T1">The importance of adopting AI:</text:span></text:span></text:p>
          <text:p text:style-name="P62">The quote suggests that individuals and businesses that fail to embrace AI will be at a disadvantage in the future.</text:p>
        </text:list-item>
      </text:list>
      <text:section text:style-name="Sect1" text:name="Section1">
        <text:list text:continue-numbering="true" text:style-name="L29">
          <text:list-item>
            <text:p text:style-name="P61"><text:span text:style-name="Strong_20_Emphasis"><text:span text:style-name="T1">Focus on human-AI collaboration:</text:span></text:span></text:p>
            <text:p text:style-name="P61"><text:a xlink:type="simple" xlink:href="https://time.com/partner-article/7279245/15-quotes-on-the-future-of-ai/" text:style-name="Internet_20_link" text:visited-style-name="Visited_20_Internet_20_Link"><text:soft-page-break/><text:span text:style-name="T2">Time Magazine</text:span></text:a><text:span text:style-name="T1"> underscores the idea of humans and AI working together, with humans leveraging AI to achieve greater results. </text:span></text:p>
          </text:list-item>
        </text:list>
      </text:section>
      <text:p text:style-name="P14"><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h text:style-name="P81" text:outline-level="2"><text:span text:style-name="Strong_20_Emphasis"><text:span text:style-name="T16">6. Exploring Current AI Technologies</text:span></text:span></text:h>
      <text:h text:style-name="P82" text:outline-level="3"><text:span text:style-name="Strong_20_Emphasis"><text:span text:style-name="T17">6.1 Machine Learning (ML)</text:span></text:span></text:h>
      <text:list text:style-name="L35">
        <text:list-item>
          <text:p text:style-name="P83">Supervised &amp; Unsupervised Learning</text:p>
        </text:list-item>
        <text:list-item>
          <text:p text:style-name="P83">Applications: Fraud detection, recommendation systems</text:p>
        </text:list-item>
      </text:list>
      <text:h text:style-name="P82" text:outline-level="3"><text:span text:style-name="Strong_20_Emphasis"><text:span text:style-name="T17">6.2 Natural Language Processing (NLP)</text:span></text:span></text:h>
      <text:list text:style-name="L36">
        <text:list-item>
          <text:p text:style-name="P84">ChatGPT, Google Translate</text:p>
        </text:list-item>
        <text:list-item>
          <text:p text:style-name="P84">Voice-controlled engineering tools</text:p>
        </text:list-item>
      </text:list>
      <text:h text:style-name="P82" text:outline-level="3"><text:span text:style-name="Strong_20_Emphasis"><text:span text:style-name="T17">6.3 Computer Vision Advances</text:span></text:span></text:h>
      <text:list text:style-name="L37">
        <text:list-item>
          <text:p text:style-name="P85">Facial recognition, autonomous drones</text:p>
        </text:list-item>
        <text:list-item>
          <text:p text:style-name="P85">Quality inspection in manufacturing</text:p>
        </text:list-item>
      </text:list>
      <text:p text:style-name="P86"><text:span text:style-name="Emphasis"><text:span text:style-name="T18">(Insert Image: "AI Technology Stack")</text:span></text:span></text:p>
      <text:p text:style-name="P87"/>
      <text:h text:style-name="P88" text:outline-level="2"><text:span text:style-name="Strong_20_Emphasis"><text:span text:style-name="T16">7. Comparing DS, DL, ML, AI</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9"><text:span text:style-name="Strong_20_Emphasis"><text:span text:style-name="T19">Term</text:span></text:span></text:p>
            </table:table-cell>
            <table:table-cell table:style-name="Table1.A1" office:value-type="string">
              <text:p text:style-name="P89"><text:span text:style-name="Strong_20_Emphasis"><text:span text:style-name="T19">Definition</text:span></text:span></text:p>
            </table:table-cell>
            <table:table-cell table:style-name="Table1.A1" office:value-type="string">
              <text:p text:style-name="P89"><text:span text:style-name="Strong_20_Emphasis"><text:span text:style-name="T19">Example</text:span></text:span></text:p>
            </table:table-cell>
          </table:table-row>
        </table:table-header-rows>
        <table:table-row>
          <table:table-cell table:style-name="Table1.A2" office:value-type="string">
            <text:p text:style-name="P90"><text:span text:style-name="Strong_20_Emphasis"><text:span text:style-name="T19">Data Science (DS)</text:span></text:span></text:p>
          </table:table-cell>
          <table:table-cell table:style-name="Table1.A2" office:value-type="string">
            <text:p text:style-name="P91">Extracts insights from data</text:p>
          </table:table-cell>
          <table:table-cell table:style-name="Table1.A2" office:value-type="string">
            <text:p text:style-name="P91">Google Analytics</text:p>
          </table:table-cell>
        </table:table-row>
        <table:table-row>
          <table:table-cell table:style-name="Table1.A2" office:value-type="string">
            <text:p text:style-name="P90"><text:span text:style-name="Strong_20_Emphasis"><text:span text:style-name="T19">Deep Learning (DL)</text:span></text:span></text:p>
          </table:table-cell>
          <table:table-cell table:style-name="Table1.A2" office:value-type="string">
            <text:p text:style-name="P91">Neural networks for complex tasks</text:p>
          </table:table-cell>
          <table:table-cell table:style-name="Table1.A2" office:value-type="string">
            <text:p text:style-name="P91">Self-driving cars</text:p>
          </table:table-cell>
        </table:table-row>
        <table:table-row>
          <table:table-cell table:style-name="Table1.A2" office:value-type="string">
            <text:p text:style-name="P90"><text:span text:style-name="Strong_20_Emphasis"><text:span text:style-name="T19">Machine Learning (ML)</text:span></text:span></text:p>
          </table:table-cell>
          <table:table-cell table:style-name="Table1.A2" office:value-type="string">
            <text:p text:style-name="P91">Algorithms learning from data</text:p>
          </table:table-cell>
          <table:table-cell table:style-name="Table1.A2" office:value-type="string">
            <text:p text:style-name="P91">Spam filters</text:p>
          </table:table-cell>
        </table:table-row>
        <table:table-row>
          <table:table-cell table:style-name="Table1.A2" office:value-type="string">
            <text:p text:style-name="P90"><text:span text:style-name="Strong_20_Emphasis"><text:span text:style-name="T19">Artificial Intelligence (AI)</text:span></text:span></text:p>
          </table:table-cell>
          <table:table-cell table:style-name="Table1.A2" office:value-type="string">
            <text:p text:style-name="P91">Machines mimicking human intelligence</text:p>
          </table:table-cell>
          <table:table-cell table:style-name="Table1.A2" office:value-type="string">
            <text:p text:style-name="P92">Robotics</text:p>
          </table:table-cell>
        </table:table-row>
      </table:table>
      <text:p text:style-name="P87"><text:soft-page-break/></text:p>
      <text:h text:style-name="P88" text:outline-level="2"><text:span text:style-name="Strong_20_Emphasis"><text:span text:style-name="T16">8. Tracing the Evolution of AI in Engineering</text:span></text:span></text:h>
      <text:list text:style-name="L38">
        <text:list-item>
          <text:p text:style-name="P93"><text:span text:style-name="Strong_20_Emphasis"><text:span text:style-name="T20">1950s:</text:span></text:span><text:span text:style-name="T18"> Early AI concepts (Turing Test)</text:span></text:p>
        </text:list-item>
        <text:list-item>
          <text:p text:style-name="P93"><text:span text:style-name="Strong_20_Emphasis"><text:span text:style-name="T20">2000s:</text:span></text:span><text:span text:style-name="T18"> Machine Learning boom</text:span></text:p>
        </text:list-item>
        <text:list-item>
          <text:p text:style-name="P93"><text:span text:style-name="Strong_20_Emphasis"><text:span text:style-name="T20">2020s:</text:span></text:span><text:span text:style-name="T18"> Generative AI (ChatGPT, DALL·E)</text:span></text:p>
        </text:list-item>
      </text:list>
      <text:p text:style-name="P86"><text:span text:style-name="Emphasis"><text:span text:style-name="T18">(Insert Image: "AI Timeline in Engineering")</text:span></text:span></text:p>
      <text:p text:style-name="P87"/>
      <text:h text:style-name="P88" text:outline-level="2"><text:span text:style-name="Strong_20_Emphasis"><text:span text:style-name="T16">9. AI in Popular Culture</text:span></text:span></text:h>
      <text:p text:style-name="P94"><text:span text:style-name="Emphasis"><text:span text:style-name="T18">"Our imaginations are often the best tool we have for predicting the future."</text:span></text:span></text:p>
      <text:list text:style-name="L39">
        <text:list-item>
          <text:p text:style-name="P95"><text:span text:style-name="Strong_20_Emphasis"><text:span text:style-name="T20">I, Robot (2004)</text:span></text:span><text:span text:style-name="T18"> – Ethical dilemmas of AI autonomy</text:span></text:p>
        </text:list-item>
        <text:list-item>
          <text:p text:style-name="P95"><text:span text:style-name="Strong_20_Emphasis"><text:span text:style-name="T20">The Matrix (1999)</text:span></text:span><text:span text:style-name="T18"> – AI-dominated dystopia</text:span></text:p>
        </text:list-item>
        <text:list-item>
          <text:p text:style-name="P95"><text:span text:style-name="Strong_20_Emphasis"><text:span text:style-name="T20">Big Hero 6 (2014)</text:span></text:span><text:span text:style-name="T18"> – Healthcare robotics</text:span></text:p>
        </text:list-item>
      </text:list>
      <text:p text:style-name="P87"/>
      <text:h text:style-name="P88" text:outline-level="2"><text:span text:style-name="Strong_20_Emphasis"><text:span text:style-name="T16">10. Positive AI vs. Negative AI</text:span></text:span></text:h>
      <table:table table:name="Table2" table:style-name="Table2">
        <table:table-column table:style-name="Table2.A"/>
        <table:table-column table:style-name="Table2.B"/>
        <table:table-header-rows>
          <table:table-row>
            <table:table-cell table:style-name="Table2.A1" office:value-type="string">
              <text:p text:style-name="P89"><text:span text:style-name="Strong_20_Emphasis"><text:span text:style-name="T19">Positive AI</text:span></text:span></text:p>
            </table:table-cell>
            <table:table-cell table:style-name="Table2.A1" office:value-type="string">
              <text:p text:style-name="P89"><text:span text:style-name="Strong_20_Emphasis"><text:span text:style-name="T19">Negative AI</text:span></text:span></text:p>
            </table:table-cell>
          </table:table-row>
        </table:table-header-rows>
        <table:table-row>
          <table:table-cell table:style-name="Table2.A2" office:value-type="string">
            <text:p text:style-name="P91">Medical diagnostics</text:p>
          </table:table-cell>
          <table:table-cell table:style-name="Table2.A2" office:value-type="string">
            <text:p text:style-name="P91">Deepfake scams</text:p>
          </table:table-cell>
        </table:table-row>
        <table:table-row>
          <table:table-cell table:style-name="Table2.A2" office:value-type="string">
            <text:p text:style-name="P91">Climate modeling</text:p>
          </table:table-cell>
          <table:table-cell table:style-name="Table2.A2" office:value-type="string">
            <text:p text:style-name="P92">Algorithmic bias</text:p>
          </table:table-cell>
        </table:table-row>
      </table:table>
      <text:p text:style-name="P87"/>
      <text:h text:style-name="P88" text:outline-level="2"><text:span text:style-name="Strong_20_Emphasis"><text:span text:style-name="T16">11. Dangers of Artificial Intelligence</text:span></text:span></text:h>
      <text:list text:style-name="L40">
        <text:list-item>
          <text:p text:style-name="P96"><text:span text:style-name="Strong_20_Emphasis"><text:span text:style-name="T20">Deepfakes</text:span></text:span><text:span text:style-name="T18"> (Misinformation)</text:span></text:p>
        </text:list-item>
        <text:list-item>
          <text:p text:style-name="P96"><text:span text:style-name="Strong_20_Emphasis"><text:span text:style-name="T20">Privacy Violation</text:span></text:span><text:span text:style-name="T18"> (Data leaks)</text:span></text:p>
        </text:list-item>
        <text:list-item>
          <text:p text:style-name="P96"><text:span text:style-name="Strong_20_Emphasis"><text:span text:style-name="T20">Job Displacement</text:span></text:span><text:span text:style-name="T18"> (Automation in manufacturing)</text:span></text:p>
        </text:list-item>
      </text:list>
      <text:p text:style-name="P86"><text:span text:style-name="Emphasis"><text:span text:style-name="T18">(Insert Image: "AI Ethical Concerns")</text:span></text:span></text:p>
      <text:p text:style-name="P87"/>
      <text:h text:style-name="P88" text:outline-level="2"><text:soft-page-break/><text:span text:style-name="Strong_20_Emphasis"><text:span text:style-name="T16">12. AI in Predictive Maintenance</text:span></text:span></text:h>
      <text:list text:style-name="L41">
        <text:list-item>
          <text:p text:style-name="P97"><text:span text:style-name="Strong_20_Emphasis"><text:span text:style-name="T20">Algorithms</text:span></text:span><text:span text:style-name="T18"> detect machinery failures before they occur</text:span></text:p>
        </text:list-item>
        <text:list-item>
          <text:p text:style-name="P97"><text:span text:style-name="Strong_20_Emphasis"><text:span text:style-name="T20">Case Study:</text:span></text:span><text:span text:style-name="T18"> General Electric’s AI-powered turbines</text:span></text:p>
        </text:list-item>
      </text:list>
      <text:p text:style-name="P87"/>
      <text:h text:style-name="P88" text:outline-level="2"><text:span text:style-name="Strong_20_Emphasis"><text:span text:style-name="T16">13. Enhancing Efficiency in Engineering</text:span></text:span></text:h>
      <text:list text:style-name="L42">
        <text:list-item>
          <text:p text:style-name="P98"><text:span text:style-name="Strong_20_Emphasis"><text:span text:style-name="T20">Generative Design</text:span></text:span><text:span text:style-name="T18"> (AI-driven CAD)</text:span></text:p>
        </text:list-item>
        <text:list-item>
          <text:p text:style-name="P98"><text:span text:style-name="Strong_20_Emphasis"><text:span text:style-name="T20">Digital Twins</text:span></text:span><text:span text:style-name="T18"> (Virtual replicas of physical systems)</text:span></text:p>
        </text:list-item>
      </text:list>
      <text:p text:style-name="P87"/>
      <text:h text:style-name="P88" text:outline-level="2"><text:span text:style-name="Strong_20_Emphasis"><text:span text:style-name="T16">14. AI in Structural Monitoring</text:span></text:span></text:h>
      <text:list text:style-name="L43">
        <text:list-item>
          <text:p text:style-name="P99">Sensors + AI = Real-time building health analysis</text:p>
        </text:list-item>
        <text:list-item>
          <text:p text:style-name="P100"><text:span text:style-name="T18">Example: </text:span><text:span text:style-name="Strong_20_Emphasis"><text:span text:style-name="T20">Smart bridges</text:span></text:span><text:span text:style-name="T18"> detecting stress cracks</text:span></text:p>
        </text:list-item>
      </text:list>
      <text:p text:style-name="P86"><text:span text:style-name="Emphasis"><text:span text:style-name="T18">(Insert Image: "AI in Structural Health Monitoring")</text:span></text:span></text:p>
      <text:p text:style-name="P87"/>
      <text:h text:style-name="P88" text:outline-level="2"><text:span text:style-name="Strong_20_Emphasis"><text:span text:style-name="T16">15. Trends in AI Adoption Rates</text:span></text:span></text:h>
      <text:list text:style-name="L44">
        <text:list-item>
          <text:p text:style-name="P101"><text:span text:style-name="Strong_20_Emphasis"><text:span text:style-name="T20">2023:</text:span></text:span><text:span text:style-name="T18"> 37% of engineers use AI tools</text:span></text:p>
        </text:list-item>
        <text:list-item>
          <text:p text:style-name="P101"><text:span text:style-name="Strong_20_Emphasis"><text:span text:style-name="T20">2025 (Projected):</text:span></text:span><text:span text:style-name="T18"> 60% adoption in automation</text:span></text:p>
        </text:list-item>
      </text:list>
      <text:p text:style-name="P87"/>
      <text:h text:style-name="P88" text:outline-level="2"><text:span text:style-name="Strong_20_Emphasis"><text:span text:style-name="T16">16. AI: Benefits &amp; Challenges in Engineering</text:span></text:span></text:h>
      <table:table table:name="Table3" table:style-name="Table3">
        <table:table-column table:style-name="Table3.A"/>
        <table:table-column table:style-name="Table3.B"/>
        <table:table-header-rows>
          <table:table-row>
            <table:table-cell table:style-name="Table3.A1" office:value-type="string">
              <text:p text:style-name="P89"><text:span text:style-name="Strong_20_Emphasis"><text:span text:style-name="T19">Benefits</text:span></text:span></text:p>
            </table:table-cell>
            <table:table-cell table:style-name="Table3.A1" office:value-type="string">
              <text:p text:style-name="P89"><text:span text:style-name="Strong_20_Emphasis"><text:span text:style-name="T19">Challenges</text:span></text:span></text:p>
            </table:table-cell>
          </table:table-row>
        </table:table-header-rows>
        <table:table-row>
          <table:table-cell table:style-name="Table3.A2" office:value-type="string">
            <text:p text:style-name="P91">Faster prototyping</text:p>
          </table:table-cell>
          <table:table-cell table:style-name="Table3.A2" office:value-type="string">
            <text:p text:style-name="P91">High implementation cost</text:p>
          </table:table-cell>
        </table:table-row>
        <table:table-row>
          <table:table-cell table:style-name="Table3.A2" office:value-type="string">
            <text:p text:style-name="P91">Reduced errors</text:p>
          </table:table-cell>
          <table:table-cell table:style-name="Table3.A2" office:value-type="string">
            <text:p text:style-name="P92">Ethical concerns</text:p>
          </table:table-cell>
        </table:table-row>
      </table:table>
      <text:p text:style-name="P87"/>
      <text:h text:style-name="P88" text:outline-level="2"><text:soft-page-break/><text:span text:style-name="Strong_20_Emphasis"><text:span text:style-name="T16">17. Emerging Trends in AI for Engineering</text:span></text:span></text:h>
      <text:list text:style-name="L45">
        <text:list-item>
          <text:p text:style-name="P102"><text:span text:style-name="Strong_20_Emphasis"><text:span text:style-name="T20">Quantum AI</text:span></text:span><text:span text:style-name="T18"> (Ultra-fast computations)</text:span></text:p>
        </text:list-item>
        <text:list-item>
          <text:p text:style-name="P102"><text:span text:style-name="Strong_20_Emphasis"><text:span text:style-name="T20">AI Ethics Regulations</text:span></text:span><text:span text:style-name="T18"> (Government policies)</text:span></text:p>
        </text:list-item>
      </text:list>
      <text:p text:style-name="P87"/>
      <text:h text:style-name="P88" text:outline-level="2"><text:span text:style-name="Strong_20_Emphasis"><text:span text:style-name="T16">18. Conclusion</text:span></text:span></text:h>
      <text:p text:style-name="P103">AI is a double-edged sword—enhancing engineering while posing ethical risks. The future lies in balancing innovation with responsibility.</text:p>
      <text:p text:style-name="P86"><text:span text:style-name="Emphasis"><text:span text:style-name="T18">(Insert Image: "Future of AI in Engineering")</text:span></text:span></text:p>
      <text:p text:style-name="P5"><text:span text:style-name="Strong_20_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5T03:13:10.423000000</meta:creation-date>
    <dc:date>2025-06-05T04:13:29.974000000</dc:date>
    <meta:editing-duration>PT1H17S</meta:editing-duration>
    <meta:editing-cycles>6</meta:editing-cycles>
    <meta:generator>LibreOffice/24.8.6.2$Windows_X86_64 LibreOffice_project/6d98ba145e9a8a39fc57bcc76981d1fb1316c60c</meta:generator>
    <meta:document-statistic meta:table-count="3" meta:image-count="1" meta:object-count="0" meta:page-count="21" meta:paragraph-count="418" meta:word-count="5026" meta:character-count="32670" meta:non-whitespace-character-count="28183"/>
  </office:meta>
</office:document-meta>
</file>